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4.688cm"/>
    </style:style>
    <style:style style:name="co3" style:family="table-column">
      <style:table-column-properties fo:break-before="auto" style:column-width="2.252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1.058cm"/>
    </style:style>
    <style:style style:name="co8" style:family="table-column">
      <style:table-column-properties fo:break-before="auto" style:column-width="1.087cm"/>
    </style:style>
    <style:style style:name="co9" style:family="table-column">
      <style:table-column-properties fo:break-before="auto" style:column-width="2.39cm"/>
    </style:style>
    <style:style style:name="co10" style:family="table-column">
      <style:table-column-properties fo:break-before="auto" style:column-width="0.504cm"/>
    </style:style>
    <style:style style:name="co11" style:family="table-column">
      <style:table-column-properties fo:break-before="auto" style:column-width="0.531cm"/>
    </style:style>
    <style:style style:name="co12" style:family="table-column">
      <style:table-column-properties fo:break-before="auto" style:column-width="0.559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order-bottom="none" fo:border-left="0.088cm solid #000000" fo:border-right="none" fo:border-top="0.088cm solid #000000"/>
    </style:style>
    <style:style style:name="ce2" style:family="table-cell" style:parent-style-name="Default">
      <style:table-cell-properties fo:border-bottom="none" fo:border-left="0.088cm solid #000000" fo:border-right="none" fo:border-top="none"/>
    </style:style>
    <style:style style:name="ce3" style:family="table-cell" style:parent-style-name="Default">
      <style:table-cell-properties fo:border-bottom="0.088cm solid #000000" fo:border-left="0.088cm solid #000000" fo:border-right="none" fo:border-top="none"/>
    </style:style>
    <style:style style:name="ce4" style:family="table-cell" style:parent-style-name="Default">
      <style:table-cell-properties fo:border-bottom="none" fo:background-color="transparent" fo:border-left="0.088cm solid #000000" fo:border-right="none" fo:border-top="0.088cm solid #000000"/>
    </style:style>
    <style:style style:name="ce5" style:family="table-cell" style:parent-style-name="Default">
      <style:table-cell-properties fo:border-bottom="none" fo:background-color="transparent" fo:border-left="0.088cm solid #000000" fo:border-right="none" fo:border-top="none"/>
    </style:style>
    <style:style style:name="ce6" style:family="table-cell" style:parent-style-name="Default">
      <style:table-cell-properties fo:border-bottom="0.088cm solid #000000" fo:background-color="transparent" fo:border-left="0.088cm solid #000000" fo:border-right="none" fo:border-top="none"/>
    </style:style>
    <style:style style:name="ce7" style:family="table-cell" style:parent-style-name="Default" style:data-style-name="N100">
      <style:table-cell-properties fo:border-bottom="none" fo:border-left="none" fo:border-right="none" fo:border-top="0.088cm solid #000000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order-bottom="0.088cm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88cm solid #000000"/>
    </style:style>
    <style:style style:name="ce11" style:family="table-cell" style:parent-style-name="Default">
      <style:table-cell-properties fo:border-bottom="0.088cm solid #000000" fo:border-left="none" fo:border-right="none" fo:border-top="none"/>
    </style:style>
    <style:style style:name="ce12" style:family="table-cell" style:parent-style-name="Default">
      <style:table-cell-properties fo:border-bottom="none" fo:background-color="transparent" fo:border-left="none" fo:border-right="none" fo:border-top="0.088cm solid #0000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0.088cm solid #000000" fo:background-color="transparent" fo:border-left="none" fo:border-right="none" fo:border-top="none"/>
    </style:style>
    <style:style style:name="ce15" style:family="table-cell" style:parent-style-name="Default" style:data-style-name="N37">
      <style:table-cell-properties fo:border-bottom="none" fo:border-left="none" fo:border-right="none" fo:border-top="0.088cm solid #000000"/>
    </style:style>
    <style:style style:name="ce16" style:family="table-cell" style:parent-style-name="Default" style:data-style-name="N37"/>
    <style:style style:name="ce17" style:family="table-cell" style:parent-style-name="Default" style:data-style-name="N37">
      <style:table-cell-properties fo:background-color="#ff3333"/>
    </style:style>
    <style:style style:name="ce18" style:family="table-cell" style:parent-style-name="Default" style:data-style-name="N37">
      <style:table-cell-properties fo:border-bottom="0.088cm solid #000000" fo:border-left="none" fo:border-right="none" fo:border-top="none"/>
    </style:style>
    <style:style style:name="ce19" style:family="table-cell" style:parent-style-name="Default" style:data-style-name="N37">
      <style:table-cell-properties fo:background-color="#ffffff"/>
    </style:style>
    <style:style style:name="ce20" style:family="table-cell" style:parent-style-name="Default" style:data-style-name="N37">
      <style:table-cell-properties fo:border-bottom="none" fo:background-color="transparent" fo:border-left="none" fo:border-right="none" fo:border-top="0.088cm solid #000000"/>
    </style:style>
    <style:style style:name="ce21" style:family="table-cell" style:parent-style-name="Default" style:data-style-name="N37">
      <style:table-cell-properties fo:background-color="transparent"/>
    </style:style>
    <style:style style:name="ce22" style:family="table-cell" style:parent-style-name="Default" style:data-style-name="N37">
      <style:table-cell-properties fo:border-bottom="0.088cm solid #000000" fo:background-color="transparent" fo:border-left="none" fo:border-right="none" fo:border-top="none"/>
    </style:style>
    <style:style style:name="ce23" style:family="table-cell" style:parent-style-name="Default" style:data-style-name="N114"/>
    <style:style style:name="ce24" style:family="table-cell" style:parent-style-name="Default" style:data-style-name="N41">
      <style:table-cell-properties fo:border-bottom="none" fo:border-left="none" fo:border-right="none" fo:border-top="0.088cm solid #000000"/>
    </style:style>
    <style:style style:name="ce25" style:family="table-cell" style:parent-style-name="Default" style:data-style-name="N41"/>
    <style:style style:name="ce26" style:family="table-cell" style:parent-style-name="Default" style:data-style-name="N41">
      <style:table-cell-properties fo:border-bottom="0.088cm solid #000000" fo:border-left="none" fo:border-right="none" fo:border-top="none"/>
    </style:style>
    <style:style style:name="ce27" style:family="table-cell" style:parent-style-name="Default" style:data-style-name="N41">
      <style:table-cell-properties fo:border-bottom="none" fo:background-color="transparent" fo:border-left="none" fo:border-right="none" fo:border-top="0.088cm solid #000000"/>
    </style:style>
    <style:style style:name="ce28" style:family="table-cell" style:parent-style-name="Default" style:data-style-name="N41">
      <style:table-cell-properties fo:background-color="transparent"/>
    </style:style>
    <style:style style:name="ce29" style:family="table-cell" style:parent-style-name="Default" style:data-style-name="N41">
      <style:table-cell-properties fo:border-bottom="0.088cm solid #000000" fo:background-color="transparent" fo:border-left="none" fo:border-right="none" fo:border-top="none"/>
    </style:style>
    <style:style style:name="ce30" style:family="table-cell" style:parent-style-name="Default" style:data-style-name="N114">
      <style:table-cell-properties fo:border-bottom="none" fo:border-left="none" fo:border-right="none" fo:border-top="0.088cm solid #000000"/>
    </style:style>
    <style:style style:name="ce31" style:family="table-cell" style:parent-style-name="Default" style:data-style-name="N114">
      <style:table-cell-properties fo:border-bottom="none" fo:background-color="#ffffff" fo:border-left="none" fo:border-right="none" fo:border-top="0.088cm solid #000000"/>
    </style:style>
    <style:style style:name="ce32" style:family="table-cell" style:parent-style-name="Default" style:data-style-name="N114">
      <style:table-cell-properties fo:background-color="#ffffff"/>
    </style:style>
    <style:style style:name="ce33" style:family="table-cell" style:parent-style-name="красный" style:data-style-name="N114">
      <style:table-cell-properties fo:background-color="#ffffff"/>
    </style:style>
    <style:style style:name="ce34" style:family="table-cell" style:parent-style-name="Default" style:data-style-name="N114">
      <style:table-cell-properties fo:background-color="#ff0000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9999ff"/>
    </style:style>
    <style:style style:name="ce37" style:family="table-cell" style:parent-style-name="Default">
      <style:table-cell-properties fo:background-color="#66ffff"/>
    </style:style>
    <style:style style:name="ce38" style:family="table-cell" style:parent-style-name="красный">
      <style:table-cell-properties fo:background-color="#ffffff"/>
    </style:style>
    <style:style style:name="ce39" style:family="table-cell" style:parent-style-name="Default">
      <style:table-cell-properties fo:background-color="#ffffff"/>
    </style:style>
    <style:style style:name="ce40" style:family="table-cell" style:parent-style-name="Default">
      <style:map style:condition="cell-content()&gt;[.F30]" style:apply-style-name="красный" style:base-cell-address="Лист1.L26"/>
    </style:style>
    <style:style style:name="ce41" style:family="table-cell" style:parent-style-name="Default" style:data-style-name="N114">
      <style:table-cell-properties fo:border-bottom="none" fo:border-left="none" fo:border-right="none" fo:border-top="0.088cm solid #000000"/>
      <style:map style:condition="cell-content()&gt;1000*1.5^[.Q3]*0.99" style:apply-style-name="красный" style:base-cell-address="Лист1.N3"/>
      <style:map style:condition="cell-content()&gt;1000*1.5^[.Q3]*0.8" style:apply-style-name="зеленый" style:base-cell-address="Лист1.N3"/>
    </style:style>
    <style:style style:name="ce42" style:family="table-cell" style:parent-style-name="Default" style:data-style-name="N114">
      <style:map style:condition="cell-content()&gt;1000*1.5^[.Q3]*0.99" style:apply-style-name="красный" style:base-cell-address="Лист1.N3"/>
      <style:map style:condition="cell-content()&gt;1000*1.5^[.Q3]*0.8" style:apply-style-name="зеленый" style:base-cell-address="Лист1.N3"/>
    </style:style>
    <style:style style:name="ce43" style:family="table-cell" style:parent-style-name="Default" style:data-style-name="N114">
      <style:table-cell-properties fo:border-bottom="0.088cm solid #000000" fo:border-left="none" fo:border-right="none" fo:border-top="none"/>
      <style:map style:condition="cell-content()&gt;1000*1.5^[.Q3]*0.99" style:apply-style-name="красный" style:base-cell-address="Лист1.N3"/>
      <style:map style:condition="cell-content()&gt;1000*1.5^[.Q3]*0.8" style:apply-style-name="зеленый" style:base-cell-address="Лист1.N3"/>
    </style:style>
    <style:style style:name="ce44" style:family="table-cell" style:parent-style-name="Default" style:data-style-name="N114">
      <style:table-cell-properties fo:border-bottom="none" fo:background-color="transparent" fo:border-left="none" fo:border-right="none" fo:border-top="0.088cm solid #000000"/>
      <style:map style:condition="cell-content()&gt;1000*1.5^[.Q3]*0.99" style:apply-style-name="красный" style:base-cell-address="Лист1.N3"/>
      <style:map style:condition="cell-content()&gt;1000*1.5^[.Q3]*0.8" style:apply-style-name="зеленый" style:base-cell-address="Лист1.N3"/>
    </style:style>
    <style:style style:name="ce45" style:family="table-cell" style:parent-style-name="Default" style:data-style-name="N114">
      <style:table-cell-properties fo:background-color="transparent"/>
      <style:map style:condition="cell-content()&gt;1000*1.5^[.Q3]*0.99" style:apply-style-name="красный" style:base-cell-address="Лист1.N3"/>
      <style:map style:condition="cell-content()&gt;1000*1.5^[.Q3]*0.8" style:apply-style-name="зеленый" style:base-cell-address="Лист1.N3"/>
    </style:style>
    <style:style style:name="ce46" style:family="table-cell" style:parent-style-name="Default" style:data-style-name="N114">
      <style:table-cell-properties fo:border-bottom="0.088cm solid #000000" fo:background-color="transparent" fo:border-left="none" fo:border-right="none" fo:border-top="none"/>
      <style:map style:condition="cell-content()&gt;1000*1.5^[.Q3]*0.99" style:apply-style-name="красный" style:base-cell-address="Лист1.N3"/>
      <style:map style:condition="cell-content()&gt;1000*1.5^[.Q3]*0.8" style:apply-style-name="зеленый" style:base-cell-address="Лист1.N3"/>
    </style:style>
    <style:style style:name="ce47" style:family="table-cell" style:parent-style-name="Default" style:data-style-name="N114">
      <style:table-cell-properties fo:border-bottom="none" fo:border-left="none" fo:border-right="none" fo:border-top="0.088cm solid #000000"/>
      <style:map style:condition="cell-content()&gt;1000*1.5^[.R3]*0.99" style:apply-style-name="красный" style:base-cell-address="Лист1.O3"/>
      <style:map style:condition="cell-content()&gt;1000*1.5^[.R3]*0.8" style:apply-style-name="зеленый" style:base-cell-address="Лист1.O3"/>
    </style:style>
    <style:style style:name="ce48" style:family="table-cell" style:parent-style-name="Default" style:data-style-name="N114">
      <style:map style:condition="cell-content()&gt;1000*1.5^[.R3]*0.99" style:apply-style-name="красный" style:base-cell-address="Лист1.O3"/>
      <style:map style:condition="cell-content()&gt;1000*1.5^[.R3]*0.8" style:apply-style-name="зеленый" style:base-cell-address="Лист1.O3"/>
    </style:style>
    <style:style style:name="ce49" style:family="table-cell" style:parent-style-name="Default" style:data-style-name="N114">
      <style:table-cell-properties fo:border-bottom="0.088cm solid #000000" fo:border-left="none" fo:border-right="none" fo:border-top="none"/>
      <style:map style:condition="cell-content()&gt;1000*1.5^[.R3]*0.99" style:apply-style-name="красный" style:base-cell-address="Лист1.O3"/>
      <style:map style:condition="cell-content()&gt;1000*1.5^[.R3]*0.8" style:apply-style-name="зеленый" style:base-cell-address="Лист1.O3"/>
    </style:style>
    <style:style style:name="ce50" style:family="table-cell" style:parent-style-name="Default" style:data-style-name="N114">
      <style:table-cell-properties fo:border-bottom="none" fo:background-color="transparent" fo:border-left="none" fo:border-right="none" fo:border-top="0.088cm solid #000000"/>
      <style:map style:condition="cell-content()&gt;1000*1.5^[.R3]*0.99" style:apply-style-name="красный" style:base-cell-address="Лист1.O3"/>
      <style:map style:condition="cell-content()&gt;1000*1.5^[.R3]*0.8" style:apply-style-name="зеленый" style:base-cell-address="Лист1.O3"/>
    </style:style>
    <style:style style:name="ce51" style:family="table-cell" style:parent-style-name="Default" style:data-style-name="N114">
      <style:table-cell-properties fo:background-color="transparent"/>
      <style:map style:condition="cell-content()&gt;1000*1.5^[.R3]*0.99" style:apply-style-name="красный" style:base-cell-address="Лист1.O3"/>
      <style:map style:condition="cell-content()&gt;1000*1.5^[.R3]*0.8" style:apply-style-name="зеленый" style:base-cell-address="Лист1.O3"/>
    </style:style>
    <style:style style:name="ce52" style:family="table-cell" style:parent-style-name="Default" style:data-style-name="N114">
      <style:table-cell-properties fo:border-bottom="0.088cm solid #000000" fo:background-color="transparent" fo:border-left="none" fo:border-right="none" fo:border-top="none"/>
      <style:map style:condition="cell-content()&gt;1000*1.5^[.R3]*0.99" style:apply-style-name="красный" style:base-cell-address="Лист1.O3"/>
      <style:map style:condition="cell-content()&gt;1000*1.5^[.R3]*0.8" style:apply-style-name="зеленый" style:base-cell-address="Лист1.O3"/>
    </style:style>
    <style:style style:name="ce53" style:family="table-cell" style:parent-style-name="Default" style:data-style-name="N114">
      <style:table-cell-properties fo:border-bottom="none" fo:border-left="none" fo:border-right="none" fo:border-top="0.088cm solid #000000"/>
      <style:map style:condition="cell-content()&gt;1000*1.5^[.S3]*0.99" style:apply-style-name="красный" style:base-cell-address="Лист1.P3"/>
      <style:map style:condition="cell-content()=1000*1.5^[.S3]*0.8" style:apply-style-name="зеленый" style:base-cell-address="Лист1.P3"/>
    </style:style>
    <style:style style:name="ce54" style:family="table-cell" style:parent-style-name="Default" style:data-style-name="N114">
      <style:map style:condition="cell-content()&gt;1000*1.5^[.S3]*0.99" style:apply-style-name="красный" style:base-cell-address="Лист1.P3"/>
      <style:map style:condition="cell-content()=1000*1.5^[.S3]*0.8" style:apply-style-name="зеленый" style:base-cell-address="Лист1.P3"/>
    </style:style>
    <style:style style:name="ce55" style:family="table-cell" style:parent-style-name="Default" style:data-style-name="N114">
      <style:table-cell-properties fo:border-bottom="0.088cm solid #000000" fo:border-left="none" fo:border-right="none" fo:border-top="none"/>
      <style:map style:condition="cell-content()&gt;1000*1.5^[.S3]*0.99" style:apply-style-name="красный" style:base-cell-address="Лист1.P3"/>
      <style:map style:condition="cell-content()=1000*1.5^[.S3]*0.8" style:apply-style-name="зеленый" style:base-cell-address="Лист1.P3"/>
    </style:style>
    <style:style style:name="ce56" style:family="table-cell" style:parent-style-name="Default" style:data-style-name="N114">
      <style:table-cell-properties fo:border-bottom="none" fo:background-color="transparent" fo:border-left="none" fo:border-right="none" fo:border-top="0.088cm solid #000000"/>
      <style:map style:condition="cell-content()&gt;1000*1.5^[.S3]*0.99" style:apply-style-name="красный" style:base-cell-address="Лист1.P3"/>
      <style:map style:condition="cell-content()=1000*1.5^[.S3]*0.8" style:apply-style-name="зеленый" style:base-cell-address="Лист1.P3"/>
    </style:style>
    <style:style style:name="ce57" style:family="table-cell" style:parent-style-name="Default" style:data-style-name="N114">
      <style:table-cell-properties fo:background-color="transparent"/>
      <style:map style:condition="cell-content()&gt;1000*1.5^[.S3]*0.99" style:apply-style-name="красный" style:base-cell-address="Лист1.P3"/>
      <style:map style:condition="cell-content()=1000*1.5^[.S3]*0.8" style:apply-style-name="зеленый" style:base-cell-address="Лист1.P3"/>
    </style:style>
    <style:style style:name="ce58" style:family="table-cell" style:parent-style-name="Default" style:data-style-name="N114">
      <style:table-cell-properties fo:border-bottom="0.088cm solid #000000" fo:background-color="transparent" fo:border-left="none" fo:border-right="none" fo:border-top="none"/>
      <style:map style:condition="cell-content()&gt;1000*1.5^[.S3]*0.99" style:apply-style-name="красный" style:base-cell-address="Лист1.P3"/>
      <style:map style:condition="cell-content()=1000*1.5^[.S3]*0.8" style:apply-style-name="зеленый" style:base-cell-address="Лист1.P3"/>
    </style:style>
    <style:style style:name="ce59" style:family="table-cell" style:parent-style-name="Default">
      <style:table-cell-properties fo:border-bottom="none" fo:background-color="#9999ff" fo:border-left="none" fo:border-right="none" fo:border-top="0.088cm solid #000000"/>
    </style:style>
    <style:style style:name="ce60" style:family="table-cell" style:parent-style-name="Default">
      <style:table-cell-properties fo:border-bottom="none" fo:background-color="#9999ff" fo:border-left="none" fo:border-right="0.088cm solid #000000" fo:border-top="0.088cm solid #000000"/>
    </style:style>
    <style:style style:name="ce61" style:family="table-cell" style:parent-style-name="Default">
      <style:table-cell-properties fo:border-bottom="none" fo:border-left="none" fo:border-right="0.088cm solid #000000" fo:border-top="none"/>
    </style:style>
    <style:style style:name="ce62" style:family="table-cell" style:parent-style-name="Default">
      <style:table-cell-properties fo:border-bottom="none" fo:background-color="#00ffff" fo:border-left="none" fo:border-right="0.088cm solid #000000" fo:border-top="none"/>
    </style:style>
    <style:style style:name="ce63" style:family="table-cell" style:parent-style-name="Default">
      <style:table-cell-properties fo:border-bottom="0.088cm solid #000000" fo:border-left="none" fo:border-right="0.088cm solid #000000" fo:border-top="none"/>
    </style:style>
    <style:style style:name="ce64" style:family="table-cell" style:parent-style-name="Default">
      <style:table-cell-properties fo:border-bottom="none" fo:border-left="none" fo:border-right="0.088cm solid #000000" fo:border-top="0.088cm solid #000000"/>
    </style:style>
    <style:style style:name="ce65" style:family="table-cell" style:parent-style-name="Default">
      <style:table-cell-properties fo:border-bottom="none" fo:background-color="#9999ff" fo:border-left="none" fo:border-right="0.088cm solid #000000" fo:border-top="none"/>
    </style:style>
    <style:style style:name="ce66" style:family="table-cell" style:parent-style-name="Default">
      <style:table-cell-properties fo:border-bottom="none" fo:background-color="#66ffff" fo:border-left="none" fo:border-right="0.088cm solid #000000" fo:border-top="none"/>
    </style:style>
    <style:style style:name="ce67" style:family="table-cell" style:parent-style-name="Default">
      <style:table-cell-properties fo:border-bottom="none" fo:background-color="transparent" fo:border-left="none" fo:border-right="0.088cm solid #000000" fo:border-top="0.088cm solid #000000"/>
    </style:style>
    <style:style style:name="ce68" style:family="table-cell" style:parent-style-name="Default">
      <style:table-cell-properties fo:border-bottom="none" fo:background-color="transparent" fo:border-left="none" fo:border-right="0.088cm solid #000000" fo:border-top="none"/>
    </style:style>
    <style:style style:name="ce69" style:family="table-cell" style:parent-style-name="Default">
      <style:table-cell-properties fo:border-bottom="0.088cm solid #000000" fo:background-color="transparent" fo:border-left="none" fo:border-right="0.088cm solid #000000" fo:border-top="none"/>
    </style:style>
    <style:style style:name="ce70" style:family="table-cell" style:parent-style-name="зеленый">
      <style:table-cell-properties fo:background-color="#ffffff"/>
    </style:style>
    <style:style style:name="ce71" style:family="table-cell" style:parent-style-name="Default" style:data-style-name="N114">
      <style:map style:condition="cell-content()&gt;1000*1.5^[.Q3]*0.99" style:apply-style-name="красный" style:base-cell-address="Лист1.N3"/>
      <style:map style:condition="cell-content()&gt;1000*1.5^[.Q3]*0.8" style:apply-style-name="зеленый" style:base-cell-address="Лист1.N3"/>
    </style:style>
    <style:style style:name="ce72" style:family="table-cell" style:parent-style-name="Default" style:data-style-name="N114">
      <style:map style:condition="cell-content()&gt;1000*1.5^[.R3]*0.99" style:apply-style-name="красный" style:base-cell-address="Лист1.O3"/>
      <style:map style:condition="cell-content()&gt;1000*1.5^[.R3]*0.8" style:apply-style-name="зеленый" style:base-cell-address="Лист1.O3"/>
    </style:style>
    <style:style style:name="ce73" style:family="table-cell" style:parent-style-name="Default" style:data-style-name="N114">
      <style:map style:condition="cell-content()&gt;1000*1.5^[.S3]*0.99" style:apply-style-name="красный" style:base-cell-address="Лист1.P3"/>
      <style:map style:condition="cell-content()=1000*1.5^[.S3]*0.8" style:apply-style-name="зеленый" style:base-cell-address="Лист1.P3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5" table:default-cell-style-name="ce25"/>
        <table:table-column table:style-name="co6" table:default-cell-style-name="ce23"/>
        <table:table-column table:style-name="co6" table:number-columns-repeated="2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Default" office:value-type="string" table:number-columns-spanned="9" table:number-rows-spanned="1">
            <text:p>измерено</text:p>
          </table:table-cell>
          <table:covered-table-cell table:number-columns-repeated="2" table:style-name="Default"/>
          <table:covered-table-cell table:number-columns-repeated="6"/>
          <table:table-cell office:value-type="string">
            <text:p>предск</text:p>
          </table:table-cell>
          <table:table-cell table:style-name="ce16" office:value-type="date" office:date-value="2017-02-12">
            <text:p>12.02.17</text:p>
          </table:table-cell>
          <table:table-cell table:style-name="ce25" office:value-type="time" office:time-value="PT01H15M00S">
            <text:p>01:15:00</text:p>
          </table:table-cell>
          <table:table-cell office:value-type="string" table:number-columns-spanned="3" table:number-rows-spanned="1">
            <text:p>склады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>
            <text:p>рядом с</text:p>
          </table:table-cell>
          <table:table-cell table:style-name="Default" office:value-type="string">
            <text:p>примечание</text:p>
          </table:table-cell>
          <table:table-cell office:value-type="string" table:number-columns-spanned="2" table:number-rows-spanned="1">
            <text:p>координаты</text:p>
          </table:table-cell>
          <table:covered-table-cell/>
          <table:table-cell table:style-name="Default" office:value-type="string">
            <text:p>дата</text:p>
          </table:table-cell>
          <table:table-cell table:style-name="Default" office:value-type="string">
            <text:p>время</text:p>
          </table:table-cell>
          <table:table-cell table:style-name="Default" office:value-type="string">
            <text:p>титана</text:p>
          </table:table-cell>
          <table:table-cell office:value-type="string">
            <text:p>кремния</text:p>
          </table:table-cell>
          <table:table-cell office:value-type="string">
            <text:p>а-мии</text:p>
          </table:table-cell>
          <table:table-cell office:value-type="string">
            <text:p>Т</text:p>
          </table:table-cell>
          <table:table-cell office:value-type="string">
            <text:p>К</text:p>
          </table:table-cell>
          <table:table-cell office:value-type="string">
            <text:p>колл</text:p>
          </table:table-cell>
          <table:table-cell office:value-type="string">
            <text:p>темп</text:p>
          </table:table-cell>
          <table:table-cell office:value-type="string">
            <text:p>титана</text:p>
          </table:table-cell>
          <table:table-cell office:value-type="string">
            <text:p>кремния</text:p>
          </table:table-cell>
          <table:table-cell office:value-type="string">
            <text:p>антиматерии</text:p>
          </table:table-cell>
          <table:table-cell office:value-type="string">
            <text:p>Т</text:p>
          </table:table-cell>
          <table:table-cell office:value-type="string">
            <text:p>К</text:p>
          </table:table-cell>
          <table:table-cell office:value-type="string">
            <text:p>А</text:p>
          </table:table-cell>
          <table:table-cell table:number-columns-repeated="5"/>
        </table:table-row>
        <table:table-row table:style-name="ro1">
          <table:table-cell table:style-name="ce1" office:value-type="string">
            <text:p>Main(9)</text:p>
          </table:table-cell>
          <table:table-cell table:style-name="ce7" office:value-type="string">
            <text:p>скрыт, на орбите 279крем-а</text:p>
          </table:table-cell>
          <table:table-cell table:style-name="ce7" office:value-type="string">
            <text:p>5-x-5160</text:p>
          </table:table-cell>
          <table:table-cell table:style-name="ce10" office:value-type="float" office:value="14">
            <text:p>14</text:p>
          </table:table-cell>
          <table:table-cell table:style-name="ce15" office:value-type="date" office:date-value="2017-02-11">
            <text:p>11.02.17</text:p>
          </table:table-cell>
          <table:table-cell table:style-name="ce24" office:value-type="time" office:time-value="PT23H24M06S">
            <text:p>23:24:06</text:p>
          </table:table-cell>
          <table:table-cell table:style-name="ce30" office:value-type="float" office:value="25231.811">
            <text:p>25231,811</text:p>
          </table:table-cell>
          <table:table-cell table:style-name="ce30" office:value-type="float" office:value="25396.123">
            <text:p>25396,123</text:p>
          </table:table-cell>
          <table:table-cell table:style-name="ce10" office:value-type="float" office:value="12304.629">
            <text:p>12304,629</text:p>
          </table:table-cell>
          <table:table-cell table:number-columns-repeated="4" table:style-name="ce10"/>
          <table:table-cell table:style-name="ce41" table:formula="of:=[.G3]+([.$O$1]+[.$P$1]-[.F3]-[.E3])*24*(30*[.J3]*1.1^[.J3]+20)/1000" office:value-type="float" office:value="25231.8479666667">
            <text:p>25231,848</text:p>
          </table:table-cell>
          <table:table-cell table:style-name="ce47" table:formula="of:=[.H3]+([.$P$1]+[.$O$1]-[.F3]-[.E3])*24*(20*[.K3]*1.1^[.K3]+10)/1000" office:value-type="float" office:value="25396.1414833333">
            <text:p>25396,141</text:p>
          </table:table-cell>
          <table:table-cell table:style-name="ce53" table:formula="of:=[.I3]+([.$O$1]+[.$P$1]-[.F3]-[.E3])*24*(10*[.L3]*1.1^[.L3]*(1.28-0.002*[.M3])/1000)" office:value-type="float" office:value="12304.629">
            <text:p>12304,629</text:p>
          </table:table-cell>
          <table:table-cell table:number-columns-repeated="2" table:style-name="ce59" office:value-type="float" office:value="8">
            <text:p>8</text:p>
          </table:table-cell>
          <table:table-cell table:style-name="ce60" office:value-type="float" office:value="7">
            <text:p>7</text:p>
          </table:table-cell>
          <table:table-cell table:number-columns-repeated="5"/>
        </table:table-row>
        <table:table-row table:style-name="ro1">
          <table:table-cell table:style-name="ce2" office:value-type="string">
            <text:p>Main(9)</text:p>
          </table:table-cell>
          <table:table-cell/>
          <table:table-cell table:style-name="ce8" office:value-type="string">
            <text:p>5-x-5160</text:p>
          </table:table-cell>
          <table:table-cell office:value-type="float" office:value="13">
            <text:p>13</text:p>
          </table:table-cell>
          <table:table-cell office:value-type="date" office:date-value="2017-02-11">
            <text:p>11.02.17</text:p>
          </table:table-cell>
          <table:table-cell office:value-type="time" office:time-value="PT23H23M57S">
            <text:p>23:23:57</text:p>
          </table:table-cell>
          <table:table-cell office:value-type="float" office:value="838.176">
            <text:p>838,176</text:p>
          </table:table-cell>
          <table:table-cell table:style-name="ce23" office:value-type="float" office:value="357.602">
            <text:p>357,602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42" table:formula="of:=[.G4]+([.$O$1]+[.$P$1]-[.F4]-[.E4])*24*(30*[.J4]*1.1^[.J4]+20)/1000" office:value-type="float" office:value="838.213016666669">
            <text:p>838,213</text:p>
          </table:table-cell>
          <table:table-cell table:style-name="ce48" table:formula="of:=[.H4]+([.$P$1]+[.$O$1]-[.F4]-[.E4])*24*(20*[.K4]*1.1^[.K4]+10)/1000" office:value-type="float" office:value="357.620508333334">
            <text:p>357,621</text:p>
          </table:table-cell>
          <table:table-cell table:style-name="ce54" table:formula="of:=[.I4]+([.$O$1]+[.$P$1]-[.F4]-[.E4])*24*(10*[.L4]*1.1^[.L4]*(1.28-0.002*[.M4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70"/>
          <table:table-cell table:number-columns-repeated="4"/>
        </table:table-row>
        <table:table-row table:style-name="ro1">
          <table:table-cell table:style-name="ce2" office:value-type="string">
            <text:p>Main(9)</text:p>
          </table:table-cell>
          <table:table-cell office:value-type="string">
            <text:p>Альянс:[Σσς] - SIGMA (1065)</text:p>
          </table:table-cell>
          <table:table-cell table:style-name="ce8" office:value-type="string">
            <text:p>5-x-5160</text:p>
          </table:table-cell>
          <table:table-cell office:value-type="float" office:value="12">
            <text:p>12</text:p>
          </table:table-cell>
          <table:table-cell office:value-type="date" office:date-value="2017-02-11">
            <text:p>11.02.17</text:p>
          </table:table-cell>
          <table:table-cell office:value-type="time" office:time-value="PT23H23M46S">
            <text:p>23:23:46</text:p>
          </table:table-cell>
          <table:table-cell office:value-type="float" office:value="5985.753">
            <text:p>5985,753</text:p>
          </table:table-cell>
          <table:table-cell table:style-name="ce23" office:value-type="float" office:value="3938.929">
            <text:p>3938,929</text:p>
          </table:table-cell>
          <table:table-cell office:value-type="float" office:value="1732.781">
            <text:p>1732,781</text:p>
          </table:table-cell>
          <table:table-cell table:number-columns-repeated="3" office:value-type="float" office:value="13">
            <text:p>13</text:p>
          </table:table-cell>
          <table:table-cell/>
          <table:table-cell table:style-name="ce42" table:formula="of:=[.G5]+([.$O$1]+[.$P$1]-[.F5]-[.E5])*24*(30*[.J5]*1.1^[.J5]+20)/1000" office:value-type="float" office:value="5988.28612740381">
            <text:p>5988,286</text:p>
          </table:table-cell>
          <table:table-cell table:style-name="ce48" table:formula="of:=[.H5]+([.$P$1]+[.$O$1]-[.F5]-[.E5])*24*(20*[.K5]*1.1^[.K5]+10)/1000" office:value-type="float" office:value="3940.61157197291">
            <text:p>3940,612</text:p>
          </table:table-cell>
          <table:table-cell table:style-name="ce54" table:formula="of:=[.I5]+([.$O$1]+[.$P$1]-[.F5]-[.E5])*24*(10*[.L5]*1.1^[.L5]*(1.28-0.002*[.M5])/1000)" office:value-type="float" office:value="1733.84598117377">
            <text:p>1733,84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style-name="ce61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Main(9)</text:p>
          </table:table-cell>
          <table:table-cell/>
          <table:table-cell table:style-name="ce8" office:value-type="string">
            <text:p>5-x-5160</text:p>
          </table:table-cell>
          <table:table-cell office:value-type="float" office:value="11">
            <text:p>11</text:p>
          </table:table-cell>
          <table:table-cell office:value-type="date" office:date-value="2017-02-11">
            <text:p>11.02.17</text:p>
          </table:table-cell>
          <table:table-cell office:value-type="time" office:time-value="PT23H23M34S">
            <text:p>23:23:34</text:p>
          </table:table-cell>
          <table:table-cell office:value-type="float" office:value="885.13">
            <text:p>885,130</text:p>
          </table:table-cell>
          <table:table-cell table:style-name="ce23" office:value-type="float" office:value="359.36">
            <text:p>359,360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42" table:formula="of:=[.G6]+([.$O$1]+[.$P$1]-[.F6]-[.E6])*24*(30*[.J6]*1.1^[.J6]+20)/1000" office:value-type="float" office:value="885.167144444445">
            <text:p>885,167</text:p>
          </table:table-cell>
          <table:table-cell table:style-name="ce48" table:formula="of:=[.H6]+([.$P$1]+[.$O$1]-[.F6]-[.E6])*24*(20*[.K6]*1.1^[.K6]+10)/1000" office:value-type="float" office:value="359.378572222223">
            <text:p>359,379</text:p>
          </table:table-cell>
          <table:table-cell table:style-name="ce54" table:formula="of:=[.I6]+([.$O$1]+[.$P$1]-[.F6]-[.E6])*24*(10*[.L6]*1.1^[.L6]*(1.28-0.002*[.M6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Main(9)</text:p>
          </table:table-cell>
          <table:table-cell office:value-type="string">
            <text:p>скрыт</text:p>
          </table:table-cell>
          <table:table-cell table:style-name="ce8" office:value-type="string">
            <text:p>5-x-5160</text:p>
          </table:table-cell>
          <table:table-cell office:value-type="float" office:value="10">
            <text:p>10</text:p>
          </table:table-cell>
          <table:table-cell office:value-type="date" office:date-value="2017-02-11">
            <text:p>11.02.17</text:p>
          </table:table-cell>
          <table:table-cell office:value-type="time" office:time-value="PT23H23M23S">
            <text:p>23:23:23</text:p>
          </table:table-cell>
          <table:table-cell office:value-type="float" office:value="3403.506">
            <text:p>3403,506</text:p>
          </table:table-cell>
          <table:table-cell table:style-name="ce23" office:value-type="float" office:value="5536.953">
            <text:p>5536,953</text:p>
          </table:table-cell>
          <table:table-cell office:value-type="float" office:value="405.656">
            <text:p>405,656</text:p>
          </table:table-cell>
          <table:table-cell table:number-columns-repeated="4"/>
          <table:table-cell table:style-name="ce42" table:formula="of:=[.G7]+([.$O$1]+[.$P$1]-[.F7]-[.E7])*24*(30*[.J7]*1.1^[.J7]+20)/1000" office:value-type="float" office:value="3403.54320555556">
            <text:p>3403,543</text:p>
          </table:table-cell>
          <table:table-cell table:style-name="ce48" table:formula="of:=[.H7]+([.$P$1]+[.$O$1]-[.F7]-[.E7])*24*(20*[.K7]*1.1^[.K7]+10)/1000" office:value-type="float" office:value="5536.97160277778">
            <text:p>5536,972</text:p>
          </table:table-cell>
          <table:table-cell table:style-name="ce54" table:formula="of:=[.I7]+([.$O$1]+[.$P$1]-[.F7]-[.E7])*24*(10*[.L7]*1.1^[.L7]*(1.28-0.002*[.M7])/1000)" office:value-type="float" office:value="405.656">
            <text:p>405,65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61"/>
          <table:table-cell table:number-columns-repeated="5"/>
        </table:table-row>
        <table:table-row table:style-name="ro1">
          <table:table-cell table:style-name="ce2" office:value-type="string">
            <text:p>Main(9)</text:p>
          </table:table-cell>
          <table:table-cell office:value-type="string">
            <text:p>скрыт, переполнен</text:p>
          </table:table-cell>
          <table:table-cell table:style-name="ce8" office:value-type="string">
            <text:p>5-x-5160</text:p>
          </table:table-cell>
          <table:table-cell office:value-type="float" office:value="8">
            <text:p>8</text:p>
          </table:table-cell>
          <table:table-cell table:style-name="ce17" office:value-type="date" office:date-value="2017-02-12">
            <text:p>12.02.17</text:p>
          </table:table-cell>
          <table:table-cell office:value-type="time" office:time-value="PT00H56M00S">
            <text:p>00:56:00</text:p>
          </table:table-cell>
          <table:table-cell office:value-type="float" office:value="1259">
            <text:p>1259,000</text:p>
          </table:table-cell>
          <table:table-cell table:style-name="ce23" office:value-type="float" office:value="1259">
            <text:p>1259,000</text:p>
          </table:table-cell>
          <table:table-cell office:value-type="float" office:value="1259">
            <text:p>1259</text:p>
          </table:table-cell>
          <table:table-cell table:number-columns-repeated="4"/>
          <table:table-cell table:style-name="ce42" table:formula="of:=[.G8]+([.$O$1]+[.$P$1]-[.F8]-[.E8])*24*(30*[.J8]*1.1^[.J8]+20)/1000" office:value-type="float" office:value="1259.00633333333">
            <text:p>1259,006</text:p>
          </table:table-cell>
          <table:table-cell table:style-name="ce48" table:formula="of:=[.H8]+([.$P$1]+[.$O$1]-[.F8]-[.E8])*24*(20*[.K8]*1.1^[.K8]+10)/1000" office:value-type="float" office:value="1259.00316666667">
            <text:p>1259,003</text:p>
          </table:table-cell>
          <table:table-cell table:style-name="ce54" table:formula="of:=[.I8]+([.$O$1]+[.$P$1]-[.F8]-[.E8])*24*(10*[.L8]*1.1^[.L8]*(1.28-0.002*[.M8])/1000)" office:value-type="float" office:value="1259">
            <text:p>1259,000</text:p>
          </table:table-cell>
          <table:table-cell table:number-columns-repeated="2" table:style-name="ce35" office:value-type="float" office:value="1">
            <text:p>1</text:p>
          </table:table-cell>
          <table:table-cell table:style-name="ce6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>
            <text:p>Main(9)</text:p>
          </table:table-cell>
          <table:table-cell office:value-type="string">
            <text:p>Альянс:ИМПЕРИЯ ФОРУС-СИРИУС</text:p>
          </table:table-cell>
          <table:table-cell table:style-name="ce8" office:value-type="string">
            <text:p>5-x-5160</text:p>
          </table:table-cell>
          <table:table-cell office:value-type="float" office:value="7">
            <text:p>7</text:p>
          </table:table-cell>
          <table:table-cell office:value-type="date" office:date-value="2017-02-11">
            <text:p>11.02.17</text:p>
          </table:table-cell>
          <table:table-cell office:value-type="time" office:time-value="PT23H22M35S">
            <text:p>23:22:35</text:p>
          </table:table-cell>
          <table:table-cell office:value-type="float" office:value="2250.022">
            <text:p>2250,022</text:p>
          </table:table-cell>
          <table:table-cell table:style-name="ce23" office:value-type="float" office:value="1000.01">
            <text:p>1000,010</text:p>
          </table:table-cell>
          <table:table-cell office:value-type="float" office:value="1000.01">
            <text:p>1000,01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/>
          <table:table-cell table:style-name="ce42" table:formula="of:=[.G9]+([.$O$1]+[.$P$1]-[.F9]-[.E9])*24*(30*[.J9]*1.1^[.J9]+20)/1000" office:value-type="float" office:value="2258.79454225029">
            <text:p>2258,795</text:p>
          </table:table-cell>
          <table:table-cell table:style-name="ce48" table:formula="of:=[.H9]+([.$P$1]+[.$O$1]-[.F9]-[.E9])*24*(20*[.K9]*1.1^[.K9]+10)/1000" office:value-type="float" office:value="1005.0706235732">
            <text:p>1005,071</text:p>
          </table:table-cell>
          <table:table-cell table:style-name="ce54" table:formula="of:=[.I9]+([.$O$1]+[.$P$1]-[.F9]-[.E9])*24*(10*[.L9]*1.1^[.L9]*(1.28-0.002*[.M9])/1000)" office:value-type="float" office:value="1002.79678870632">
            <text:p>1002,7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Main(9)</text:p>
          </table:table-cell>
          <table:table-cell office:value-type="string">
            <text:p>Альянс:ИМПЕРИЯ ФОРУС-СИРИУС</text:p>
          </table:table-cell>
          <table:table-cell table:style-name="ce8" office:value-type="string">
            <text:p>5-x-5160</text:p>
          </table:table-cell>
          <table:table-cell office:value-type="float" office:value="6">
            <text:p>6</text:p>
          </table:table-cell>
          <table:table-cell office:value-type="date" office:date-value="2017-02-11">
            <text:p>11.02.17</text:p>
          </table:table-cell>
          <table:table-cell office:value-type="time" office:time-value="PT23H22M26S">
            <text:p>23:22:26</text:p>
          </table:table-cell>
          <table:table-cell office:value-type="float" office:value="3375.033">
            <text:p>3375,033</text:p>
          </table:table-cell>
          <table:table-cell table:style-name="ce23" office:value-type="float" office:value="1000.01">
            <text:p>1000,010</text:p>
          </table:table-cell>
          <table:table-cell office:value-type="float" office:value="1000.01">
            <text:p>1000,01</text:p>
          </table:table-cell>
          <table:table-cell office:value-type="float" office:value="23">
            <text:p>23</text:p>
          </table:table-cell>
          <table:table-cell table:number-columns-repeated="2" office:value-type="float" office:value="20">
            <text:p>20</text:p>
          </table:table-cell>
          <table:table-cell/>
          <table:table-cell table:style-name="ce42" table:formula="of:=[.G10]+([.$O$1]+[.$P$1]-[.F10]-[.E10])*24*(30*[.J10]*1.1^[.J10]+20)/1000" office:value-type="float" office:value="3386.66201596006">
            <text:p>3386,662</text:p>
          </table:table-cell>
          <table:table-cell table:style-name="ce48" table:formula="of:=[.H10]+([.$P$1]+[.$O$1]-[.F10]-[.E10])*24*(20*[.K10]*1.1^[.K10]+10)/1000" office:value-type="float" office:value="1005.07737607331">
            <text:p>1005,077</text:p>
          </table:table-cell>
          <table:table-cell table:style-name="ce54" table:formula="of:=[.I10]+([.$O$1]+[.$P$1]-[.F10]-[.E10])*24*(10*[.L10]*1.1^[.L10]*(1.28-0.002*[.M10])/1000)" office:value-type="float" office:value="1003.24111357581">
            <text:p>1003,24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Main(9)</text:p>
          </table:table-cell>
          <table:table-cell/>
          <table:table-cell table:style-name="ce8" office:value-type="string">
            <text:p>5-x-5160</text:p>
          </table:table-cell>
          <table:table-cell office:value-type="float" office:value="5">
            <text:p>5</text:p>
          </table:table-cell>
          <table:table-cell office:value-type="date" office:date-value="2017-02-11">
            <text:p>11.02.17</text:p>
          </table:table-cell>
          <table:table-cell office:value-type="time" office:time-value="PT23H22M13S">
            <text:p>23:22:13</text:p>
          </table:table-cell>
          <table:table-cell office:value-type="float" office:value="1000.01">
            <text:p>1000,010</text:p>
          </table:table-cell>
          <table:table-cell table:style-name="ce23" office:value-type="float" office:value="1000.01">
            <text:p>1000,010</text:p>
          </table:table-cell>
          <table:table-cell office:value-type="float" office:value="1000.01">
            <text:p>1000,0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table:style-name="ce42" table:formula="of:=[.G11]+([.$O$1]+[.$P$1]-[.F11]-[.E11])*24*(30*[.J11]*1.1^[.J11]+20)/1000" office:value-type="float" office:value="1001.51024904678">
            <text:p>1001,510</text:p>
          </table:table-cell>
          <table:table-cell table:style-name="ce48" table:formula="of:=[.H11]+([.$P$1]+[.$O$1]-[.F11]-[.E11])*24*(20*[.K11]*1.1^[.K11]+10)/1000" office:value-type="float" office:value="1000.8266088235">
            <text:p>1000,827</text:p>
          </table:table-cell>
          <table:table-cell table:style-name="ce54" table:formula="of:=[.I11]+([.$O$1]+[.$P$1]-[.F11]-[.E11])*24*(10*[.L11]*1.1^[.L11]*(1.28-0.002*[.M11])/1000)" office:value-type="float" office:value="1001.08982133693">
            <text:p>1001,090</text:p>
          </table:table-cell>
          <table:table-cell table:number-columns-repeated="2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Main(9)</text:p>
          </table:table-cell>
          <table:table-cell/>
          <table:table-cell table:style-name="ce8" office:value-type="string">
            <text:p>5-x-5160</text:p>
          </table:table-cell>
          <table:table-cell office:value-type="float" office:value="4">
            <text:p>4</text:p>
          </table:table-cell>
          <table:table-cell table:style-name="ce17" office:value-type="date" office:date-value="2017-02-11">
            <text:p>11.02.17</text:p>
          </table:table-cell>
          <table:table-cell office:value-type="time" office:time-value="PT23H22M02S">
            <text:p>23:22:02</text:p>
          </table:table-cell>
          <table:table-cell office:value-type="float" office:value="1500.015">
            <text:p>1500,015</text:p>
          </table:table-cell>
          <table:table-cell table:style-name="ce23" office:value-type="float" office:value="1500.015">
            <text:p>1500,015</text:p>
          </table:table-cell>
          <table:table-cell office:value-type="float" office:value="1500.015">
            <text:p>1500,01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/>
          <table:table-cell table:style-name="ce42" table:formula="of:=[.G12]+([.$O$1]+[.$P$1]-[.F12]-[.E12])*24*(30*[.J12]*1.1^[.J12]+20)/1000" office:value-type="float" office:value="1503.59182906723">
            <text:p>1503,592</text:p>
          </table:table-cell>
          <table:table-cell table:style-name="ce48" table:formula="of:=[.H12]+([.$P$1]+[.$O$1]-[.F12]-[.E12])*24*(20*[.K12]*1.1^[.K12]+10)/1000" office:value-type="float" office:value="1503.26941885045">
            <text:p>1503,269</text:p>
          </table:table-cell>
          <table:table-cell table:style-name="ce54" table:formula="of:=[.I12]+([.$O$1]+[.$P$1]-[.F12]-[.E12])*24*(10*[.L12]*1.1^[.L12]*(1.28-0.002*[.M12])/1000)" office:value-type="float" office:value="1500.9226167483">
            <text:p>1500,923</text:p>
          </table:table-cell>
          <table:table-cell table:number-columns-repeated="2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>
            <text:p>Main(9)</text:p>
          </table:table-cell>
          <table:table-cell/>
          <table:table-cell table:style-name="ce8" office:value-type="string">
            <text:p>5-x-5160</text:p>
          </table:table-cell>
          <table:table-cell office:value-type="float" office:value="2">
            <text:p>2</text:p>
          </table:table-cell>
          <table:table-cell office:value-type="date" office:date-value="2017-02-11">
            <text:p>11.02.17</text:p>
          </table:table-cell>
          <table:table-cell office:value-type="time" office:time-value="PT23H21M33S">
            <text:p>23:21:33</text:p>
          </table:table-cell>
          <table:table-cell office:value-type="float" office:value="849.849">
            <text:p>849,849</text:p>
          </table:table-cell>
          <table:table-cell table:style-name="ce23" office:value-type="float" office:value="358.515">
            <text:p>358,515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42" table:formula="of:=[.G13]+([.$O$1]+[.$P$1]-[.F13]-[.E13])*24*(30*[.J13]*1.1^[.J13]+20)/1000" office:value-type="float" office:value="849.886816666668">
            <text:p>849,887</text:p>
          </table:table-cell>
          <table:table-cell table:style-name="ce48" table:formula="of:=[.H13]+([.$P$1]+[.$O$1]-[.F13]-[.E13])*24*(20*[.K13]*1.1^[.K13]+10)/1000" office:value-type="float" office:value="358.533908333334">
            <text:p>358,534</text:p>
          </table:table-cell>
          <table:table-cell table:style-name="ce54" table:formula="of:=[.I13]+([.$O$1]+[.$P$1]-[.F13]-[.E13])*24*(10*[.L13]*1.1^[.L13]*(1.28-0.002*[.M13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Main(9)</text:p>
          </table:table-cell>
          <table:table-cell table:style-name="ce9"/>
          <table:table-cell table:style-name="ce11" office:value-type="string">
            <text:p>5-x-5160</text:p>
          </table:table-cell>
          <table:table-cell table:style-name="ce11" office:value-type="float" office:value="1">
            <text:p>1</text:p>
          </table:table-cell>
          <table:table-cell table:style-name="ce18" office:value-type="date" office:date-value="2017-02-11">
            <text:p>11.02.17</text:p>
          </table:table-cell>
          <table:table-cell table:style-name="ce26" office:value-type="time" office:time-value="PT23H21M22S">
            <text:p>23:21:22</text:p>
          </table:table-cell>
          <table:table-cell table:number-columns-repeated="2" table:style-name="ce11" office:value-type="float" office:value="1000.01">
            <text:p>1000,01</text:p>
          </table:table-cell>
          <table:table-cell table:style-name="ce11" office:value-type="float" office:value="780.156">
            <text:p>780,156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/>
          <table:table-cell table:style-name="ce43" table:formula="of:=[.G14]+([.$O$1]+[.$P$1]-[.F14]-[.E14])*24*(30*[.J14]*1.1^[.J14]+20)/1000" office:value-type="float" office:value="1000.18537411112">
            <text:p>1000,185</text:p>
          </table:table-cell>
          <table:table-cell table:style-name="ce49" table:formula="of:=[.H14]+([.$P$1]+[.$O$1]-[.F14]-[.E14])*24*(20*[.K14]*1.1^[.K14]+10)/1000" office:value-type="float" office:value="1000.25076630667">
            <text:p>1000,251</text:p>
          </table:table-cell>
          <table:table-cell table:style-name="ce55" table:formula="of:=[.I14]+([.$O$1]+[.$P$1]-[.F14]-[.E14])*24*(10*[.L14]*1.1^[.L14]*(1.28-0.002*[.M14])/1000)" office:value-type="float" office:value="780.297969547382">
            <text:p>780,298</text:p>
          </table:table-cell>
          <table:table-cell table:number-columns-repeated="2" table:style-name="ce11" office:value-type="float" office:value="0">
            <text:p>0</text:p>
          </table:table-cell>
          <table:table-cell table:style-name="ce63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1" office:value-type="string">
            <text:p>К1(1)</text:p>
          </table:table-cell>
          <table:table-cell table:style-name="ce7" office:value-type="string">
            <text:p>+++ чист, кто-то спиздил рес-ы 08-12.02.17</text:p>
          </table:table-cell>
          <table:table-cell table:style-name="ce7" office:value-type="string">
            <text:p>4-x-3741</text:p>
          </table:table-cell>
          <table:table-cell table:style-name="ce10" office:value-type="float" office:value="14">
            <text:p>14</text:p>
          </table:table-cell>
          <table:table-cell table:style-name="ce15" office:value-type="date" office:date-value="2017-02-12">
            <text:p>12.02.17</text:p>
          </table:table-cell>
          <table:table-cell table:style-name="ce24" office:value-type="time" office:time-value="PT00H15M12S">
            <text:p>00:15:12</text:p>
          </table:table-cell>
          <table:table-cell table:style-name="ce31" office:value-type="float" office:value="880.613">
            <text:p>880,613</text:p>
          </table:table-cell>
          <table:table-cell table:style-name="ce30" office:value-type="float" office:value="585.085">
            <text:p>585,085</text:p>
          </table:table-cell>
          <table:table-cell table:style-name="ce30" office:value-type="float" office:value="122.676">
            <text:p>122,676</text:p>
          </table:table-cell>
          <table:table-cell table:number-columns-repeated="2" table:style-name="ce10" office:value-type="float" office:value="22">
            <text:p>22</text:p>
          </table:table-cell>
          <table:table-cell table:style-name="ce10" office:value-type="float" office:value="16">
            <text:p>16</text:p>
          </table:table-cell>
          <table:table-cell table:style-name="ce10"/>
          <table:table-cell table:style-name="ce41" table:formula="of:=[.G15]+([.$O$1]+[.$P$1]-[.F15]-[.E15])*24*(30*[.J15]*1.1^[.J15]+20)/1000" office:value-type="float" office:value="885.987606188192">
            <text:p>885,988</text:p>
          </table:table-cell>
          <table:table-cell table:style-name="ce47" table:formula="of:=[.H15]+([.$P$1]+[.$O$1]-[.F15]-[.E15])*24*(20*[.K15]*1.1^[.K15]+10)/1000" office:value-type="float" office:value="588.664748569906">
            <text:p>588,665</text:p>
          </table:table-cell>
          <table:table-cell table:style-name="ce53" table:formula="of:=[.I15]+([.$O$1]+[.$P$1]-[.F15]-[.E15])*24*(10*[.L15]*1.1^[.L15]*(1.28-0.002*[.M15])/1000)" office:value-type="float" office:value="123.613913632748">
            <text:p>123,614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number-columns-repeated="3"/>
          <table:table-cell table:style-name="ce16"/>
          <table:table-cell table:style-name="ce25"/>
        </table:table-row>
        <table:table-row table:style-name="ro1">
          <table:table-cell table:style-name="ce2" office:value-type="string">
            <text:p>К1(1)</text:p>
          </table:table-cell>
          <table:table-cell office:value-type="string">
            <text:p>Кто-то спиздил рес-ы 08-12.02.17</text:p>
          </table:table-cell>
          <table:table-cell table:style-name="ce8" office:value-type="string">
            <text:p>4-x-3741</text:p>
          </table:table-cell>
          <table:table-cell office:value-type="float" office:value="12">
            <text:p>12</text:p>
          </table:table-cell>
          <table:table-cell office:value-type="date" office:date-value="2017-02-12">
            <text:p>12.02.17</text:p>
          </table:table-cell>
          <table:table-cell office:value-type="time" office:time-value="PT00H14M25S">
            <text:p>00:14:25</text:p>
          </table:table-cell>
          <table:table-cell table:style-name="ce32" office:value-type="float" office:value="186.316">
            <text:p>186,316</text:p>
          </table:table-cell>
          <table:table-cell table:style-name="ce23" office:value-type="float" office:value="147.929">
            <text:p>147,929</text:p>
          </table:table-cell>
          <table:table-cell table:style-name="ce23" office:value-type="float" office:value="127.96">
            <text:p>127,96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  <table:table-cell table:style-name="ce42" table:formula="of:=[.G16]+([.$O$1]+[.$P$1]-[.F16]-[.E16])*24*(30*[.J16]*1.1^[.J16]+20)/1000" office:value-type="float" office:value="187.286876707007">
            <text:p>187,287</text:p>
          </table:table-cell>
          <table:table-cell table:style-name="ce48" table:formula="of:=[.H16]+([.$P$1]+[.$O$1]-[.F16]-[.E16])*24*(20*[.K16]*1.1^[.K16]+10)/1000" office:value-type="float" office:value="148.699643032272">
            <text:p>148,700</text:p>
          </table:table-cell>
          <table:table-cell table:style-name="ce54" table:formula="of:=[.I16]+([.$O$1]+[.$P$1]-[.F16]-[.E16])*24*(10*[.L16]*1.1^[.L16]*(1.28-0.002*[.M16])/1000)" office:value-type="float" office:value="128.910199569486">
            <text:p>128,9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number-columns-repeated="3"/>
          <table:table-cell table:style-name="ce16"/>
          <table:table-cell table:style-name="ce25"/>
        </table:table-row>
        <table:table-row table:style-name="ro1">
          <table:table-cell table:style-name="ce2" office:value-type="string">
            <text:p>К1(1)</text:p>
          </table:table-cell>
          <table:table-cell/>
          <table:table-cell table:style-name="ce8" office:value-type="string">
            <text:p>4-x-3741</text:p>
          </table:table-cell>
          <table:table-cell office:value-type="float" office:value="11">
            <text:p>11</text:p>
          </table:table-cell>
          <table:table-cell office:value-type="date" office:date-value="2017-02-12">
            <text:p>12.02.17</text:p>
          </table:table-cell>
          <table:table-cell office:value-type="time" office:time-value="PT00H14M14S">
            <text:p>00:14:14</text:p>
          </table:table-cell>
          <table:table-cell table:style-name="ce32" office:value-type="float" office:value="328.246">
            <text:p>328,246</text:p>
          </table:table-cell>
          <table:table-cell table:style-name="ce23" office:value-type="float" office:value="218.221">
            <text:p>218,221</text:p>
          </table:table-cell>
          <table:table-cell table:style-name="ce23" office:value-type="float" office:value="31.115">
            <text:p>31,115</text:p>
          </table:table-cell>
          <table:table-cell table:number-columns-repeated="2" office:value-type="float" office:value="14">
            <text:p>14</text:p>
          </table:table-cell>
          <table:table-cell office:value-type="float" office:value="8">
            <text:p>8</text:p>
          </table:table-cell>
          <table:table-cell table:style-name="ce39"/>
          <table:table-cell table:style-name="ce42" table:formula="of:=[.G17]+([.$O$1]+[.$P$1]-[.F17]-[.E17])*24*(30*[.J17]*1.1^[.J17]+20)/1000" office:value-type="float" office:value="329.881584764558">
            <text:p>329,882</text:p>
          </table:table-cell>
          <table:table-cell table:style-name="ce48" table:formula="of:=[.H17]+([.$P$1]+[.$O$1]-[.F17]-[.E17])*24*(20*[.K17]*1.1^[.K17]+10)/1000" office:value-type="float" office:value="219.308013917113">
            <text:p>219,308</text:p>
          </table:table-cell>
          <table:table-cell table:style-name="ce54" table:formula="of:=[.I17]+([.$O$1]+[.$P$1]-[.F17]-[.E17])*24*(10*[.L17]*1.1^[.L17]*(1.28-0.002*[.M17])/1000)" office:value-type="float" office:value="31.3373082610432">
            <text:p>31,337</text:p>
          </table:table-cell>
          <table:table-cell table:number-columns-repeated="2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number-columns-repeated="3"/>
          <table:table-cell table:style-name="ce16"/>
          <table:table-cell table:style-name="ce25"/>
        </table:table-row>
        <table:table-row table:style-name="ro1">
          <table:table-cell table:style-name="ce2" office:value-type="string">
            <text:p>К1(1)</text:p>
          </table:table-cell>
          <table:table-cell/>
          <table:table-cell table:style-name="ce8" office:value-type="string">
            <text:p>4-x-3741</text:p>
          </table:table-cell>
          <table:table-cell office:value-type="float" office:value="10">
            <text:p>10</text:p>
          </table:table-cell>
          <table:table-cell office:value-type="date" office:date-value="2017-02-12">
            <text:p>12.02.17</text:p>
          </table:table-cell>
          <table:table-cell office:value-type="time" office:time-value="PT00H14M01S">
            <text:p>00:14:01</text:p>
          </table:table-cell>
          <table:table-cell table:style-name="ce32" office:value-type="float" office:value="406.606">
            <text:p>406,606</text:p>
          </table:table-cell>
          <table:table-cell table:style-name="ce23" office:value-type="float" office:value="270.461">
            <text:p>270,461</text:p>
          </table:table-cell>
          <table:table-cell table:style-name="ce23" office:value-type="float" office:value="135.961">
            <text:p>135,961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/>
          <table:table-cell table:style-name="ce42" table:formula="of:=[.G18]+([.$O$1]+[.$P$1]-[.F18]-[.E18])*24*(30*[.J18]*1.1^[.J18]+20)/1000" office:value-type="float" office:value="408.868061932291">
            <text:p>408,868</text:p>
          </table:table-cell>
          <table:table-cell table:style-name="ce48" table:formula="of:=[.H18]+([.$P$1]+[.$O$1]-[.F18]-[.E18])*24*(20*[.K18]*1.1^[.K18]+10)/1000" office:value-type="float" office:value="271.96565332523">
            <text:p>271,966</text:p>
          </table:table-cell>
          <table:table-cell table:style-name="ce54" table:formula="of:=[.I18]+([.$O$1]+[.$P$1]-[.F18]-[.E18])*24*(10*[.L18]*1.1^[.L18]*(1.28-0.002*[.M18])/1000)" office:value-type="float" office:value="136.776176056186">
            <text:p>136,776</text:p>
          </table:table-cell>
          <table:table-cell table:number-columns-repeated="2" office:value-type="float" office:value="3">
            <text:p>3</text:p>
          </table:table-cell>
          <table:table-cell table:style-name="ce61" office:value-type="float" office:value="1">
            <text:p>1</text:p>
          </table:table-cell>
          <table:table-cell table:number-columns-repeated="3"/>
          <table:table-cell table:style-name="ce16"/>
          <table:table-cell table:style-name="ce25"/>
        </table:table-row>
        <table:table-row table:style-name="ro1">
          <table:table-cell table:style-name="ce2" office:value-type="string">
            <text:p>К1(1)</text:p>
          </table:table-cell>
          <table:table-cell office:value-type="string">
            <text:p>скрыт, на орбите 349крем-а</text:p>
          </table:table-cell>
          <table:table-cell table:style-name="ce8" office:value-type="string">
            <text:p>4-x-3741</text:p>
          </table:table-cell>
          <table:table-cell office:value-type="float" office:value="9">
            <text:p>9</text:p>
          </table:table-cell>
          <table:table-cell office:value-type="date" office:date-value="2017-02-12">
            <text:p>12.02.17</text:p>
          </table:table-cell>
          <table:table-cell office:value-type="time" office:time-value="PT00H13M50S">
            <text:p>00:13:50</text:p>
          </table:table-cell>
          <table:table-cell table:style-name="ce32" office:value-type="float" office:value="11992.858">
            <text:p>11992,858</text:p>
          </table:table-cell>
          <table:table-cell table:style-name="ce23" office:value-type="float" office:value="6953.653">
            <text:p>6953,653</text:p>
          </table:table-cell>
          <table:table-cell table:style-name="ce23" office:value-type="float" office:value="1737.974">
            <text:p>1737,974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26">
            <text:p>26</text:p>
          </table:table-cell>
          <table:table-cell table:style-name="ce35" office:value-type="float" office:value="24">
            <text:p>24</text:p>
          </table:table-cell>
          <table:table-cell/>
          <table:table-cell table:style-name="ce42" table:formula="of:=[.G19]+([.$O$1]+[.$P$1]-[.F19]-[.E19])*24*(30*[.J19]*1.1^[.J19]+20)/1000" office:value-type="float" office:value="12006.9476304321">
            <text:p>12006,948</text:p>
          </table:table-cell>
          <table:table-cell table:style-name="ce48" table:formula="of:=[.H19]+([.$P$1]+[.$O$1]-[.F19]-[.E19])*24*(20*[.K19]*1.1^[.K19]+10)/1000" office:value-type="float" office:value="6959.98115225203">
            <text:p>6959,981</text:p>
          </table:table-cell>
          <table:table-cell table:style-name="ce54" table:formula="of:=[.I19]+([.$O$1]+[.$P$1]-[.F19]-[.E19])*24*(10*[.L19]*1.1^[.L19]*(1.28-0.002*[.M19])/1000)" office:value-type="float" office:value="1741.05867361489">
            <text:p>1741,059</text:p>
          </table:table-cell>
          <table:table-cell table:style-name="ce36" office:value-type="float" office:value="7">
            <text:p>7</text:p>
          </table:table-cell>
          <table:table-cell table:style-name="ce36" office:value-type="float" office:value="6">
            <text:p>6</text:p>
          </table:table-cell>
          <table:table-cell table:style-name="ce65" office:value-type="float" office:value="5">
            <text:p>5</text:p>
          </table:table-cell>
          <table:table-cell table:number-columns-repeated="3"/>
          <table:table-cell table:style-name="ce16"/>
          <table:table-cell table:style-name="ce25"/>
        </table:table-row>
        <table:table-row table:style-name="ro1">
          <table:table-cell table:style-name="ce2" office:value-type="string">
            <text:p>К1(1)</text:p>
          </table:table-cell>
          <table:table-cell/>
          <table:table-cell table:style-name="ce8" office:value-type="string">
            <text:p>4-x-3741</text:p>
          </table:table-cell>
          <table:table-cell office:value-type="float" office:value="8">
            <text:p>8</text:p>
          </table:table-cell>
          <table:table-cell office:value-type="date" office:date-value="2017-02-12">
            <text:p>12.02.17</text:p>
          </table:table-cell>
          <table:table-cell office:value-type="time" office:time-value="PT00H13M39S">
            <text:p>00:13:39</text:p>
          </table:table-cell>
          <table:table-cell table:style-name="ce32" office:value-type="float" office:value="1000.01">
            <text:p>1000,010</text:p>
          </table:table-cell>
          <table:table-cell table:style-name="ce23" office:value-type="float" office:value="743.353">
            <text:p>743,353</text:p>
          </table:table-cell>
          <table:table-cell table:style-name="ce23" office:value-type="float" office:value="0">
            <text:p>0,0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42" table:formula="of:=[.G20]+([.$O$1]+[.$P$1]-[.F20]-[.E20])*24*(30*[.J20]*1.1^[.J20]+20)/1000" office:value-type="float" office:value="1000.03045">
            <text:p>1000,030</text:p>
          </table:table-cell>
          <table:table-cell table:style-name="ce48" table:formula="of:=[.H20]+([.$P$1]+[.$O$1]-[.F20]-[.E20])*24*(20*[.K20]*1.1^[.K20]+10)/1000" office:value-type="float" office:value="743.363225000001">
            <text:p>743,363</text:p>
          </table:table-cell>
          <table:table-cell table:style-name="ce54" table:formula="of:=[.I20]+([.$O$1]+[.$P$1]-[.F20]-[.E20])*24*(10*[.L20]*1.1^[.L20]*(1.28-0.002*[.M20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number-columns-repeated="3"/>
          <table:table-cell table:style-name="ce16"/>
          <table:table-cell table:style-name="ce25"/>
        </table:table-row>
        <table:table-row table:style-name="ro1">
          <table:table-cell table:style-name="ce2" office:value-type="string">
            <text:p>К1(1)</text:p>
          </table:table-cell>
          <table:table-cell/>
          <table:table-cell table:style-name="ce8" office:value-type="string">
            <text:p>4-x-3741</text:p>
          </table:table-cell>
          <table:table-cell office:value-type="float" office:value="7">
            <text:p>7</text:p>
          </table:table-cell>
          <table:table-cell office:value-type="date" office:date-value="2017-02-12">
            <text:p>12.02.17</text:p>
          </table:table-cell>
          <table:table-cell office:value-type="time" office:time-value="PT00H13M28S">
            <text:p>00:13:28</text:p>
          </table:table-cell>
          <table:table-cell table:style-name="ce32" office:value-type="float" office:value="1000.01">
            <text:p>1000,010</text:p>
          </table:table-cell>
          <table:table-cell table:style-name="ce23" office:value-type="float" office:value="721.815">
            <text:p>721,815</text:p>
          </table:table-cell>
          <table:table-cell table:style-name="ce23" office:value-type="float" office:value="0">
            <text:p>0,0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42" table:formula="of:=[.G21]+([.$O$1]+[.$P$1]-[.F21]-[.E21])*24*(30*[.J21]*1.1^[.J21]+20)/1000" office:value-type="float" office:value="1000.03051111111">
            <text:p>1000,031</text:p>
          </table:table-cell>
          <table:table-cell table:style-name="ce48" table:formula="of:=[.H21]+([.$P$1]+[.$O$1]-[.F21]-[.E21])*24*(20*[.K21]*1.1^[.K21]+10)/1000" office:value-type="float" office:value="721.825255555555">
            <text:p>721,825</text:p>
          </table:table-cell>
          <table:table-cell table:style-name="ce54" table:formula="of:=[.I21]+([.$O$1]+[.$P$1]-[.F21]-[.E21])*24*(10*[.L21]*1.1^[.L21]*(1.28-0.002*[.M21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number-columns-repeated="3"/>
          <table:table-cell table:style-name="ce16"/>
          <table:table-cell table:style-name="ce25"/>
        </table:table-row>
        <table:table-row table:style-name="ro1">
          <table:table-cell table:style-name="ce2" office:value-type="string">
            <text:p>К1(1)</text:p>
          </table:table-cell>
          <table:table-cell/>
          <table:table-cell table:style-name="ce8" office:value-type="string">
            <text:p>4-x-3741</text:p>
          </table:table-cell>
          <table:table-cell office:value-type="float" office:value="6">
            <text:p>6</text:p>
          </table:table-cell>
          <table:table-cell office:value-type="date" office:date-value="2017-02-12">
            <text:p>12.02.17</text:p>
          </table:table-cell>
          <table:table-cell office:value-type="time" office:time-value="PT00H13M15S">
            <text:p>00:13:15</text:p>
          </table:table-cell>
          <table:table-cell table:style-name="ce32" office:value-type="float" office:value="1000.01">
            <text:p>1000,010</text:p>
          </table:table-cell>
          <table:table-cell table:style-name="ce23" office:value-type="float" office:value="664.801">
            <text:p>664,801</text:p>
          </table:table-cell>
          <table:table-cell table:style-name="ce23" office:value-type="float" office:value="0">
            <text:p>0,0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42" table:formula="of:=[.G22]+([.$O$1]+[.$P$1]-[.F22]-[.E22])*24*(30*[.J22]*1.1^[.J22]+20)/1000" office:value-type="float" office:value="1000.03058333334">
            <text:p>1000,031</text:p>
          </table:table-cell>
          <table:table-cell table:style-name="ce48" table:formula="of:=[.H22]+([.$P$1]+[.$O$1]-[.F22]-[.E22])*24*(20*[.K22]*1.1^[.K22]+10)/1000" office:value-type="float" office:value="664.811291666668">
            <text:p>664,811</text:p>
          </table:table-cell>
          <table:table-cell table:style-name="ce54" table:formula="of:=[.I22]+([.$O$1]+[.$P$1]-[.F22]-[.E22])*24*(10*[.L22]*1.1^[.L22]*(1.28-0.002*[.M22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number-columns-repeated="3"/>
          <table:table-cell table:style-name="ce16"/>
          <table:table-cell table:style-name="ce25"/>
        </table:table-row>
        <table:table-row table:style-name="ro1">
          <table:table-cell table:style-name="ce2" office:value-type="string">
            <text:p>К1(1)</text:p>
          </table:table-cell>
          <table:table-cell office:value-type="string">
            <text:p>скрыт</text:p>
          </table:table-cell>
          <table:table-cell table:style-name="ce8" office:value-type="string">
            <text:p>4-x-3741</text:p>
          </table:table-cell>
          <table:table-cell office:value-type="float" office:value="5">
            <text:p>5</text:p>
          </table:table-cell>
          <table:table-cell table:style-name="ce17" office:value-type="date" office:date-value="2017-02-12">
            <text:p>12.02.17</text:p>
          </table:table-cell>
          <table:table-cell office:value-type="time" office:time-value="PT01H48M00S">
            <text:p>01:48:00</text:p>
          </table:table-cell>
          <table:table-cell table:style-name="ce32" office:value-type="float" office:value="500">
            <text:p>500,000</text:p>
          </table:table-cell>
          <table:table-cell table:style-name="ce23" office:value-type="float" office:value="750">
            <text:p>750,000</text:p>
          </table:table-cell>
          <table:table-cell table:style-name="ce23" office:value-type="float" office:value="500">
            <text:p>500,000</text:p>
          </table:table-cell>
          <table:table-cell table:number-columns-repeated="3" table:style-name="ce36" office:value-type="float" office:value="10">
            <text:p>10</text:p>
          </table:table-cell>
          <table:table-cell/>
          <table:table-cell table:style-name="ce42" table:formula="of:=[.G23]+([.$O$1]+[.$P$1]-[.F23]-[.E23])*24*(30*[.J23]*1.1^[.J23]+20)/1000" office:value-type="float" office:value="499.561032494186">
            <text:p>499,561</text:p>
          </table:table-cell>
          <table:table-cell table:style-name="ce48" table:formula="of:=[.H23]+([.$P$1]+[.$O$1]-[.F23]-[.E23])*24*(20*[.K23]*1.1^[.K23]+10)/1000" office:value-type="float" office:value="749.709188329457">
            <text:p>749,709</text:p>
          </table:table-cell>
          <table:table-cell table:style-name="ce54" table:formula="of:=[.I23]+([.$O$1]+[.$P$1]-[.F23]-[.E23])*24*(10*[.L23]*1.1^[.L23]*(1.28-0.002*[.M23])/1000)" office:value-type="float" office:value="499.817400530852">
            <text:p>499,817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style-name="ce66" office:value-type="float" office:value="0">
            <text:p>0</text:p>
          </table:table-cell>
          <table:table-cell table:number-columns-repeated="3"/>
          <table:table-cell table:style-name="ce16"/>
          <table:table-cell table:style-name="ce25"/>
        </table:table-row>
        <table:table-row table:style-name="ro1">
          <table:table-cell table:style-name="ce2" office:value-type="string">
            <text:p>К1(1)</text:p>
          </table:table-cell>
          <table:table-cell/>
          <table:table-cell table:style-name="ce8" office:value-type="string">
            <text:p>4-x-3741</text:p>
          </table:table-cell>
          <table:table-cell office:value-type="float" office:value="4">
            <text:p>4</text:p>
          </table:table-cell>
          <table:table-cell table:style-name="ce17" office:value-type="date" office:date-value="2017-02-12">
            <text:p>12.02.17</text:p>
          </table:table-cell>
          <table:table-cell office:value-type="time" office:time-value="PT00H12M54S">
            <text:p>00:12:54</text:p>
          </table:table-cell>
          <table:table-cell table:style-name="ce32" office:value-type="float" office:value="1358.698">
            <text:p>1358,698</text:p>
          </table:table-cell>
          <table:table-cell table:style-name="ce23" office:value-type="float" office:value="852.448">
            <text:p>852,448</text:p>
          </table:table-cell>
          <table:table-cell table:style-name="ce23" office:value-type="float" office:value="567.63">
            <text:p>567,630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style-name="ce42" table:formula="of:=[.G24]+([.$O$1]+[.$P$1]-[.F24]-[.E24])*24*(30*[.J24]*1.1^[.J24]+20)/1000" office:value-type="float" office:value="1358.96873167752">
            <text:p>1358,969</text:p>
          </table:table-cell>
          <table:table-cell table:style-name="ce48" table:formula="of:=[.H24]+([.$P$1]+[.$O$1]-[.F24]-[.E24])*24*(20*[.K24]*1.1^[.K24]+10)/1000" office:value-type="float" office:value="852.625037785015">
            <text:p>852,625</text:p>
          </table:table-cell>
          <table:table-cell table:style-name="ce54" table:formula="of:=[.I24]+([.$O$1]+[.$P$1]-[.F24]-[.E24])*24*(10*[.L24]*1.1^[.L24]*(1.28-0.002*[.M24])/1000)" office:value-type="float" office:value="567.682899264005">
            <text:p>567,6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1" office:value-type="float" office:value="2">
            <text:p>2</text:p>
          </table:table-cell>
          <table:table-cell table:number-columns-repeated="3"/>
          <table:table-cell table:style-name="ce16"/>
          <table:table-cell table:style-name="ce25"/>
        </table:table-row>
        <table:table-row table:style-name="ro1">
          <table:table-cell table:style-name="ce2" office:value-type="string">
            <text:p>К1(1)</text:p>
          </table:table-cell>
          <table:table-cell office:value-type="string">
            <text:p>скрыт</text:p>
          </table:table-cell>
          <table:table-cell table:style-name="ce8" office:value-type="string">
            <text:p>4-x-3741</text:p>
          </table:table-cell>
          <table:table-cell office:value-type="float" office:value="3">
            <text:p>3</text:p>
          </table:table-cell>
          <table:table-cell office:value-type="date" office:date-value="2017-02-12">
            <text:p>12.02.17</text:p>
          </table:table-cell>
          <table:table-cell office:value-type="time" office:time-value="PT00H12M43S">
            <text:p>00:12:43</text:p>
          </table:table-cell>
          <table:table-cell table:style-name="ce32" office:value-type="float" office:value="729.121">
            <text:p>729,121</text:p>
          </table:table-cell>
          <table:table-cell table:style-name="ce23" office:value-type="float" office:value="364.94">
            <text:p>364,940</text:p>
          </table:table-cell>
          <table:table-cell table:style-name="ce23" office:value-type="float" office:value="906.132">
            <text:p>906,132</text:p>
          </table:table-cell>
          <table:table-cell table:number-columns-repeated="2" table:style-name="ce37" office:value-type="float" office:value="0">
            <text:p>0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24">
            <text:p>124</text:p>
          </table:table-cell>
          <table:table-cell table:style-name="ce42" table:formula="of:=[.G25]+([.$O$1]+[.$P$1]-[.F25]-[.E25])*24*(30*[.J25]*1.1^[.J25]+20)/1000" office:value-type="float" office:value="729.141761111113">
            <text:p>729,142</text:p>
          </table:table-cell>
          <table:table-cell table:style-name="ce48" table:formula="of:=[.H25]+([.$P$1]+[.$O$1]-[.F25]-[.E25])*24*(20*[.K25]*1.1^[.K25]+10)/1000" office:value-type="float" office:value="364.950380555557">
            <text:p>364,950</text:p>
          </table:table-cell>
          <table:table-cell table:style-name="ce54" table:formula="of:=[.I25]+([.$O$1]+[.$P$1]-[.F25]-[.E25])*24*(10*[.L25]*1.1^[.L25]*(1.28-0.002*[.M25])/1000)" office:value-type="float" office:value="906.157924814669">
            <text:p>906,158</text:p>
          </table:table-cell>
          <table:table-cell table:number-columns-repeated="2" table:style-name="ce36" office:value-type="float" office:value="0">
            <text:p>0</text:p>
          </table:table-cell>
          <table:table-cell table:style-name="ce65" office:value-type="float" office:value="3">
            <text:p>3</text:p>
          </table:table-cell>
          <table:table-cell table:number-columns-repeated="3"/>
          <table:table-cell table:style-name="ce16"/>
          <table:table-cell table:style-name="ce25"/>
        </table:table-row>
        <table:table-row table:style-name="ro1">
          <table:table-cell table:style-name="ce2" office:value-type="string">
            <text:p>К1(1)</text:p>
          </table:table-cell>
          <table:table-cell table:style-name="Default" office:value-type="string">
            <text:p>SinnerS (506)</text:p>
          </table:table-cell>
          <table:table-cell table:style-name="ce8" office:value-type="string">
            <text:p>4-x-3741</text:p>
          </table:table-cell>
          <table:table-cell office:value-type="float" office:value="2">
            <text:p>2</text:p>
          </table:table-cell>
          <table:table-cell office:value-type="date" office:date-value="2017-02-12">
            <text:p>12.02.17</text:p>
          </table:table-cell>
          <table:table-cell office:value-type="time" office:time-value="PT00H12M31S">
            <text:p>00:12:31</text:p>
          </table:table-cell>
          <table:table-cell table:style-name="ce33" office:value-type="float" office:value="601.413">
            <text:p>601,413</text:p>
          </table:table-cell>
          <table:table-cell table:style-name="ce23" office:value-type="float" office:value="299.806">
            <text:p>299,806</text:p>
          </table:table-cell>
          <table:table-cell table:style-name="ce23" office:value-type="float" office:value="92.999">
            <text:p>92,999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style-name="ce37" office:value-type="float" office:value="148">
            <text:p>148</text:p>
          </table:table-cell>
          <table:table-cell table:style-name="ce42" table:formula="of:=[.G26]+([.$O$1]+[.$P$1]-[.F26]-[.E26])*24*(30*[.J26]*1.1^[.J26]+20)/1000" office:value-type="float" office:value="606.288946760016">
            <text:p>606,289</text:p>
          </table:table-cell>
          <table:table-cell table:style-name="ce48" table:formula="of:=[.H26]+([.$P$1]+[.$O$1]-[.F26]-[.E26])*24*(20*[.K26]*1.1^[.K26]+10)/1000" office:value-type="float" office:value="302.236648984325">
            <text:p>302,237</text:p>
          </table:table-cell>
          <table:table-cell table:style-name="ce54" table:formula="of:=[.I26]+([.$O$1]+[.$P$1]-[.F26]-[.E26])*24*(10*[.L26]*1.1^[.L26]*(1.28-0.002*[.M26])/1000)" office:value-type="float" office:value="93.7523746162865">
            <text:p>93,7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number-columns-repeated="3"/>
          <table:table-cell table:style-name="ce16"/>
          <table:table-cell table:style-name="ce25"/>
        </table:table-row>
        <table:table-row table:style-name="ro1">
          <table:table-cell table:style-name="ce3" office:value-type="string">
            <text:p>К1(1)</text:p>
          </table:table-cell>
          <table:table-cell table:style-name="ce9" office:value-type="string">
            <text:p>отпуск, Скайнет</text:p>
          </table:table-cell>
          <table:table-cell table:style-name="ce9" office:value-type="string">
            <text:p>4-x-3741</text:p>
          </table:table-cell>
          <table:table-cell table:style-name="ce11" office:value-type="float" office:value="13">
            <text:p>13</text:p>
          </table:table-cell>
          <table:table-cell table:style-name="ce18" office:value-type="date" office:date-value="2017-02-08">
            <text:p>08.02.17</text:p>
          </table:table-cell>
          <table:table-cell table:style-name="ce11" table:number-columns-repeated="8"/>
          <table:table-cell table:style-name="ce43"/>
          <table:table-cell table:style-name="ce49"/>
          <table:table-cell table:style-name="ce55"/>
          <table:table-cell table:style-name="ce11" table:number-columns-repeated="2"/>
          <table:table-cell table:style-name="ce63"/>
          <table:table-cell table:number-columns-repeated="5"/>
        </table:table-row>
        <table:table-row table:style-name="ro1">
          <table:table-cell table:style-name="ce1" office:value-type="string">
            <text:p>К3(5)</text:p>
          </table:table-cell>
          <table:table-cell table:style-name="ce10"/>
          <table:table-cell table:style-name="ce10" office:value-type="string">
            <text:p>4-x-11945</text:p>
          </table:table-cell>
          <table:table-cell table:style-name="ce10" office:value-type="float" office:value="14">
            <text:p>14</text:p>
          </table:table-cell>
          <table:table-cell table:style-name="ce15" office:value-type="date" office:date-value="2017-02-12">
            <text:p>12.02.17</text:p>
          </table:table-cell>
          <table:table-cell table:style-name="ce24" office:value-type="time" office:time-value="PT01H09M37S">
            <text:p>01:09:37</text:p>
          </table:table-cell>
          <table:table-cell table:style-name="ce10" office:value-type="float" office:value="146.913">
            <text:p>146,913</text:p>
          </table:table-cell>
          <table:table-cell table:style-name="ce10" office:value-type="float" office:value="73.456">
            <text:p>73,45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/>
          <table:table-cell table:style-name="ce41" table:formula="of:=[.G28]+([.$O$1]+[.$P$1]-[.F28]-[.E28])*24*(30*[.J28]*1.1^[.J28]+20)/1000" office:value-type="float" office:value="146.917755277779">
            <text:p>146,918</text:p>
          </table:table-cell>
          <table:table-cell table:style-name="ce47" table:formula="of:=[.H28]+([.$P$1]+[.$O$1]-[.F28]-[.E28])*24*(20*[.K28]*1.1^[.K28]+10)/1000" office:value-type="float" office:value="73.4568972222224">
            <text:p>73,457</text:p>
          </table:table-cell>
          <table:table-cell table:style-name="ce53" table:formula="of:=[.I28]+([.$O$1]+[.$P$1]-[.F28]-[.E28])*24*(10*[.L28]*1.1^[.L28]*(1.28-0.002*[.M28])/1000)" office:value-type="float" office:value="0">
            <text:p>0,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К3(5)</text:p>
          </table:table-cell>
          <table:table-cell table:style-name="Default"/>
          <table:table-cell office:value-type="string">
            <text:p>4-x-11945</text:p>
          </table:table-cell>
          <table:table-cell office:value-type="float" office:value="13">
            <text:p>13</text:p>
          </table:table-cell>
          <table:table-cell office:value-type="date" office:date-value="2017-02-12">
            <text:p>12.02.17</text:p>
          </table:table-cell>
          <table:table-cell office:value-type="time" office:time-value="PT01H09M26S">
            <text:p>01:09:26</text:p>
          </table:table-cell>
          <table:table-cell table:style-name="Default" office:value-type="float" office:value="194.668">
            <text:p>194,668</text:p>
          </table:table-cell>
          <table:table-cell office:value-type="float" office:value="36.729">
            <text:p>36,7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42" table:formula="of:=[.G29]+([.$O$1]+[.$P$1]-[.F29]-[.E29])*24*(30*[.J29]*1.1^[.J29]+20)/1000" office:value-type="float" office:value="194.672917222224">
            <text:p>194,673</text:p>
          </table:table-cell>
          <table:table-cell table:style-name="ce48" table:formula="of:=[.H29]+([.$P$1]+[.$O$1]-[.F29]-[.E29])*24*(20*[.K29]*1.1^[.K29]+10)/1000" office:value-type="float" office:value="36.7299277777781">
            <text:p>36,730</text:p>
          </table:table-cell>
          <table:table-cell table:style-name="ce54" table:formula="of:=[.I29]+([.$O$1]+[.$P$1]-[.F29]-[.E29])*24*(10*[.L29]*1.1^[.L29]*(1.28-0.002*[.M29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К3(5)</text:p>
          </table:table-cell>
          <table:table-cell table:style-name="Default"/>
          <table:table-cell office:value-type="string">
            <text:p>4-x-11945</text:p>
          </table:table-cell>
          <table:table-cell office:value-type="float" office:value="12">
            <text:p>12</text:p>
          </table:table-cell>
          <table:table-cell office:value-type="date" office:date-value="2017-02-12">
            <text:p>12.02.17</text:p>
          </table:table-cell>
          <table:table-cell office:value-type="time" office:time-value="PT01H08M32S">
            <text:p>01:08:32</text:p>
          </table:table-cell>
          <table:table-cell table:style-name="Default" office:value-type="float" office:value="892.152">
            <text:p>892,152</text:p>
          </table:table-cell>
          <table:table-cell office:value-type="float" office:value="795.307">
            <text:p>795,307</text:p>
          </table:table-cell>
          <table:table-cell office:value-type="float" office:value="247.404">
            <text:p>247,404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style-name="ce42" table:formula="of:=[.G30]+([.$O$1]+[.$P$1]-[.F30]-[.E30])*24*(30*[.J30]*1.1^[.J30]+20)/1000" office:value-type="float" office:value="892.2096030528">
            <text:p>892,210</text:p>
          </table:table-cell>
          <table:table-cell table:style-name="ce48" table:formula="of:=[.H30]+([.$P$1]+[.$O$1]-[.F30]-[.E30])*24*(20*[.K30]*1.1^[.K30]+10)/1000" office:value-type="float" office:value="795.353821963004">
            <text:p>795,354</text:p>
          </table:table-cell>
          <table:table-cell table:style-name="ce54" table:formula="of:=[.I30]+([.$O$1]+[.$P$1]-[.F30]-[.E30])*24*(10*[.L30]*1.1^[.L30]*(1.28-0.002*[.M30])/1000)" office:value-type="float" office:value="247.433276278545">
            <text:p>247,433</text:p>
          </table:table-cell>
          <table:table-cell table:number-columns-repeated="2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>
            <text:p>К3(5)</text:p>
          </table:table-cell>
          <table:table-cell table:style-name="Default"/>
          <table:table-cell office:value-type="string">
            <text:p>4-x-11945</text:p>
          </table:table-cell>
          <table:table-cell office:value-type="float" office:value="11">
            <text:p>11</text:p>
          </table:table-cell>
          <table:table-cell table:style-name="ce17" office:value-type="date" office:date-value="2017-02-12">
            <text:p>12.02.17</text:p>
          </table:table-cell>
          <table:table-cell office:value-type="time" office:time-value="PT02H03M52S">
            <text:p>02:03:52</text:p>
          </table:table-cell>
          <table:table-cell table:style-name="Default" office:value-type="float" office:value="1534">
            <text:p>1534</text:p>
          </table:table-cell>
          <table:table-cell office:value-type="float" office:value="500">
            <text:p>500</text:p>
          </table:table-cell>
          <table:table-cell office:value-type="float" office:value="230">
            <text:p>23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/>
          <table:table-cell table:style-name="ce42" table:formula="of:=[.G31]+([.$O$1]+[.$P$1]-[.F31]-[.E31])*24*(30*[.J31]*1.1^[.J31]+20)/1000" office:value-type="float" office:value="1531.53845947702">
            <text:p>1531,538</text:p>
          </table:table-cell>
          <table:table-cell table:style-name="ce48" table:formula="of:=[.H31]+([.$P$1]+[.$O$1]-[.F31]-[.E31])*24*(20*[.K31]*1.1^[.K31]+10)/1000" office:value-type="float" office:value="497.800185572409">
            <text:p>497,800</text:p>
          </table:table-cell>
          <table:table-cell table:style-name="ce54" table:formula="of:=[.I31]+([.$O$1]+[.$P$1]-[.F31]-[.E31])*24*(10*[.L31]*1.1^[.L31]*(1.28-0.002*[.M31])/1000)" office:value-type="float" office:value="229.233566674836">
            <text:p>229,23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К3(5)</text:p>
          </table:table-cell>
          <table:table-cell table:style-name="Default" office:value-type="string">
            <text:p>Accion Mutante (15), скрыт</text:p>
          </table:table-cell>
          <table:table-cell office:value-type="string">
            <text:p>4-x-11945</text:p>
          </table:table-cell>
          <table:table-cell office:value-type="float" office:value="10">
            <text:p>10</text:p>
          </table:table-cell>
          <table:table-cell office:value-type="date" office:date-value="2017-02-12">
            <text:p>12.02.17</text:p>
          </table:table-cell>
          <table:table-cell office:value-type="time" office:time-value="PT01H07M59S">
            <text:p>01:07:59</text:p>
          </table:table-cell>
          <table:table-cell table:style-name="Default" office:value-type="float" office:value="3396.025">
            <text:p>3396,025</text:p>
          </table:table-cell>
          <table:table-cell office:value-type="float" office:value="1777.911">
            <text:p>1777,911</text:p>
          </table:table-cell>
          <table:table-cell office:value-type="float" office:value="821.029">
            <text:p>821,029</text:p>
          </table:table-cell>
          <table:table-cell table:number-columns-repeated="4"/>
          <table:table-cell table:style-name="ce42" table:formula="of:=[.G32]+([.$O$1]+[.$P$1]-[.F32]-[.E32])*24*(30*[.J32]*1.1^[.J32]+20)/1000" office:value-type="float" office:value="3396.02733888889">
            <text:p>3396,027</text:p>
          </table:table-cell>
          <table:table-cell table:style-name="ce48" table:formula="of:=[.H32]+([.$P$1]+[.$O$1]-[.F32]-[.E32])*24*(20*[.K32]*1.1^[.K32]+10)/1000" office:value-type="float" office:value="1777.91216944445">
            <text:p>1777,912</text:p>
          </table:table-cell>
          <table:table-cell table:style-name="ce54" table:formula="of:=[.I32]+([.$O$1]+[.$P$1]-[.F32]-[.E32])*24*(10*[.L32]*1.1^[.L32]*(1.28-0.002*[.M32])/1000)" office:value-type="float" office:value="821.029">
            <text:p>821,029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2">
            <text:p>2</text:p>
          </table:table-cell>
          <table:table-cell table:style-name="ce65"/>
          <table:table-cell table:number-columns-repeated="5"/>
        </table:table-row>
        <table:table-row table:style-name="ro1">
          <table:table-cell table:style-name="ce2" office:value-type="string">
            <text:p>К3(5)</text:p>
          </table:table-cell>
          <table:table-cell table:style-name="Default"/>
          <table:table-cell office:value-type="string">
            <text:p>4-x-11945</text:p>
          </table:table-cell>
          <table:table-cell office:value-type="float" office:value="8">
            <text:p>8</text:p>
          </table:table-cell>
          <table:table-cell office:value-type="date" office:date-value="2017-02-12">
            <text:p>12.02.17</text:p>
          </table:table-cell>
          <table:table-cell office:value-type="time" office:time-value="PT01H07M31S">
            <text:p>01:07:31</text:p>
          </table:table-cell>
          <table:table-cell table:style-name="Default" office:value-type="float" office:value="338.006">
            <text:p>338,006</text:p>
          </table:table-cell>
          <table:table-cell office:value-type="float" office:value="117.567">
            <text:p>117,567</text:p>
          </table:table-cell>
          <table:table-cell office:value-type="float" office:value="169.003">
            <text:p>169,0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style-name="ce42" table:formula="of:=[.G33]+([.$O$1]+[.$P$1]-[.F33]-[.E33])*24*(30*[.J33]*1.1^[.J33]+20)/1000" office:value-type="float" office:value="338.017549277777">
            <text:p>338,018</text:p>
          </table:table-cell>
          <table:table-cell table:style-name="ce48" table:formula="of:=[.H33]+([.$P$1]+[.$O$1]-[.F33]-[.E33])*24*(20*[.K33]*1.1^[.K33]+10)/1000" office:value-type="float" office:value="117.570991111111">
            <text:p>117,571</text:p>
          </table:table-cell>
          <table:table-cell table:style-name="ce54" table:formula="of:=[.I33]+([.$O$1]+[.$P$1]-[.F33]-[.E33])*24*(10*[.L33]*1.1^[.L33]*(1.28-0.002*[.M33])/1000)" office:value-type="float" office:value="169.009374602666">
            <text:p>169,009</text:p>
          </table:table-cell>
          <table:table-cell table:number-columns-repeated="2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К3(5)</text:p>
          </table:table-cell>
          <table:table-cell table:style-name="Default"/>
          <table:table-cell office:value-type="string">
            <text:p>4-x-11945</text:p>
          </table:table-cell>
          <table:table-cell office:value-type="float" office:value="7">
            <text:p>7</text:p>
          </table:table-cell>
          <table:table-cell office:value-type="date" office:date-value="2017-02-12">
            <text:p>12.02.17</text:p>
          </table:table-cell>
          <table:table-cell office:value-type="time" office:time-value="PT01H07M17S">
            <text:p>01:07:17</text:p>
          </table:table-cell>
          <table:table-cell table:style-name="Default" office:value-type="float" office:value="146.966">
            <text:p>146,966</text:p>
          </table:table-cell>
          <table:table-cell office:value-type="float" office:value="73.483">
            <text:p>73,483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42" table:formula="of:=[.G34]+([.$O$1]+[.$P$1]-[.F34]-[.E34])*24*(30*[.J34]*1.1^[.J34]+20)/1000" office:value-type="float" office:value="146.968572222223">
            <text:p>146,969</text:p>
          </table:table-cell>
          <table:table-cell table:style-name="ce48" table:formula="of:=[.H34]+([.$P$1]+[.$O$1]-[.F34]-[.E34])*24*(20*[.K34]*1.1^[.K34]+10)/1000" office:value-type="float" office:value="73.4842861111114">
            <text:p>73,484</text:p>
          </table:table-cell>
          <table:table-cell table:style-name="ce54" table:formula="of:=[.I34]+([.$O$1]+[.$P$1]-[.F34]-[.E34])*24*(10*[.L34]*1.1^[.L34]*(1.28-0.002*[.M34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К3(5)</text:p>
          </table:table-cell>
          <table:table-cell table:style-name="Default"/>
          <table:table-cell office:value-type="string">
            <text:p>4-x-11945</text:p>
          </table:table-cell>
          <table:table-cell office:value-type="float" office:value="6">
            <text:p>6</text:p>
          </table:table-cell>
          <table:table-cell office:value-type="date" office:date-value="2017-02-12">
            <text:p>12.02.17</text:p>
          </table:table-cell>
          <table:table-cell office:value-type="time" office:time-value="PT01H07M06S">
            <text:p>01:07:06</text:p>
          </table:table-cell>
          <table:table-cell table:style-name="Default" office:value-type="float" office:value="780.18">
            <text:p>780,18</text:p>
          </table:table-cell>
          <table:table-cell office:value-type="float" office:value="749.629">
            <text:p>749,629</text:p>
          </table:table-cell>
          <table:table-cell office:value-type="float" office:value="391.621">
            <text:p>391,62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/>
          <table:table-cell table:style-name="ce42" table:formula="of:=[.G35]+([.$O$1]+[.$P$1]-[.F35]-[.E35])*24*(30*[.J35]*1.1^[.J35]+20)/1000" office:value-type="float" office:value="780.359907460254">
            <text:p>780,360</text:p>
          </table:table-cell>
          <table:table-cell table:style-name="ce48" table:formula="of:=[.H35]+([.$P$1]+[.$O$1]-[.F35]-[.E35])*24*(20*[.K35]*1.1^[.K35]+10)/1000" office:value-type="float" office:value="749.795317969415">
            <text:p>749,795</text:p>
          </table:table-cell>
          <table:table-cell table:style-name="ce54" table:formula="of:=[.I35]+([.$O$1]+[.$P$1]-[.F35]-[.E35])*24*(10*[.L35]*1.1^[.L35]*(1.28-0.002*[.M35])/1000)" office:value-type="float" office:value="391.673892979594">
            <text:p>391,674</text:p>
          </table:table-cell>
          <table:table-cell table:number-columns-repeated="2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2" office:value-type="string">
            <text:p>К3(5)</text:p>
          </table:table-cell>
          <table:table-cell table:style-name="Default"/>
          <table:table-cell office:value-type="string">
            <text:p>4-x-11945</text:p>
          </table:table-cell>
          <table:table-cell office:value-type="float" office:value="4">
            <text:p>4</text:p>
          </table:table-cell>
          <table:table-cell table:style-name="ce17" office:value-type="date" office:date-value="2017-02-12">
            <text:p>12.02.17</text:p>
          </table:table-cell>
          <table:table-cell office:value-type="time" office:time-value="PT01H06M41S">
            <text:p>01:06:41</text:p>
          </table:table-cell>
          <table:table-cell table:style-name="Default" office:value-type="float" office:value="1000.01">
            <text:p>1000,01</text:p>
          </table:table-cell>
          <table:table-cell office:value-type="float" office:value="1000.01">
            <text:p>1000,01</text:p>
          </table:table-cell>
          <table:table-cell office:value-type="float" office:value="937.266">
            <text:p>937,266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/>
          <table:table-cell table:style-name="ce42" table:formula="of:=[.G36]+([.$O$1]+[.$P$1]-[.F36]-[.E36])*24*(30*[.J36]*1.1^[.J36]+20)/1000" office:value-type="float" office:value="1000.86917663131">
            <text:p>1000,869</text:p>
          </table:table-cell>
          <table:table-cell table:style-name="ce48" table:formula="of:=[.H36]+([.$P$1]+[.$O$1]-[.F36]-[.E36])*24*(20*[.K36]*1.1^[.K36]+10)/1000" office:value-type="float" office:value="1000.44220399567">
            <text:p>1000,442</text:p>
          </table:table-cell>
          <table:table-cell table:style-name="ce54" table:formula="of:=[.I36]+([.$O$1]+[.$P$1]-[.F36]-[.E36])*24*(10*[.L36]*1.1^[.L36]*(1.28-0.002*[.M36])/1000)" office:value-type="float" office:value="937.504721598368">
            <text:p>937,505</text:p>
          </table:table-cell>
          <table:table-cell table:number-columns-repeated="2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>
            <text:p>К3(5)</text:p>
          </table:table-cell>
          <table:table-cell table:style-name="Default"/>
          <table:table-cell office:value-type="string">
            <text:p>4-x-11945</text:p>
          </table:table-cell>
          <table:table-cell office:value-type="float" office:value="3">
            <text:p>3</text:p>
          </table:table-cell>
          <table:table-cell office:value-type="date" office:date-value="2017-02-12">
            <text:p>12.02.17</text:p>
          </table:table-cell>
          <table:table-cell office:value-type="time" office:time-value="PT01H06M32S">
            <text:p>01:06:32</text:p>
          </table:table-cell>
          <table:table-cell table:style-name="Default" office:value-type="float" office:value="1500.015">
            <text:p>1500,015</text:p>
          </table:table-cell>
          <table:table-cell office:value-type="float" office:value="1000.01">
            <text:p>1000,01</text:p>
          </table:table-cell>
          <table:table-cell office:value-type="float" office:value="714.783">
            <text:p>714,783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/>
          <table:table-cell table:style-name="ce42" table:formula="of:=[.G37]+([.$O$1]+[.$P$1]-[.F37]-[.E37])*24*(30*[.J37]*1.1^[.J37]+20)/1000" office:value-type="float" office:value="1500.77595316142">
            <text:p>1500,776</text:p>
          </table:table-cell>
          <table:table-cell table:style-name="ce48" table:formula="of:=[.H37]+([.$P$1]+[.$O$1]-[.F37]-[.E37])*24*(20*[.K37]*1.1^[.K37]+10)/1000" office:value-type="float" office:value="1000.44999925775">
            <text:p>1000,450</text:p>
          </table:table-cell>
          <table:table-cell table:style-name="ce54" table:formula="of:=[.I37]+([.$O$1]+[.$P$1]-[.F37]-[.E37])*24*(10*[.L37]*1.1^[.L37]*(1.28-0.002*[.M37])/1000)" office:value-type="float" office:value="714.915792677079">
            <text:p>714,9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К3(5)</text:p>
          </table:table-cell>
          <table:table-cell table:style-name="ce11"/>
          <table:table-cell table:style-name="ce11" office:value-type="string">
            <text:p>4-x-11945</text:p>
          </table:table-cell>
          <table:table-cell table:style-name="ce11" office:value-type="float" office:value="2">
            <text:p>2</text:p>
          </table:table-cell>
          <table:table-cell table:style-name="ce18" office:value-type="date" office:date-value="2017-02-12">
            <text:p>12.02.17</text:p>
          </table:table-cell>
          <table:table-cell table:style-name="ce26" office:value-type="time" office:time-value="PT01H06M20S">
            <text:p>01:06:20</text:p>
          </table:table-cell>
          <table:table-cell table:style-name="ce11" office:value-type="float" office:value="1500.015">
            <text:p>1500,015</text:p>
          </table:table-cell>
          <table:table-cell table:style-name="ce11" office:value-type="float" office:value="1000.01">
            <text:p>1000,01</text:p>
          </table:table-cell>
          <table:table-cell table:style-name="ce11" office:value-type="float" office:value="890.083">
            <text:p>890,083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9">
            <text:p>19</text:p>
          </table:table-cell>
          <table:table-cell table:style-name="ce11"/>
          <table:table-cell table:style-name="ce43" table:formula="of:=[.G38]+([.$O$1]+[.$P$1]-[.F38]-[.E38])*24*(30*[.J38]*1.1^[.J38]+20)/1000" office:value-type="float" office:value="1500.79392843339">
            <text:p>1500,794</text:p>
          </table:table-cell>
          <table:table-cell table:style-name="ce49" table:formula="of:=[.H38]+([.$P$1]+[.$O$1]-[.F38]-[.E38])*24*(20*[.K38]*1.1^[.K38]+10)/1000" office:value-type="float" office:value="1000.40014444169">
            <text:p>1000,400</text:p>
          </table:table-cell>
          <table:table-cell table:style-name="ce55" table:formula="of:=[.I38]+([.$O$1]+[.$P$1]-[.F38]-[.E38])*24*(10*[.L38]*1.1^[.L38]*(1.28-0.002*[.M38])/1000)" office:value-type="float" office:value="890.297845089385">
            <text:p>890,29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63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>
            <text:p>К4(3)</text:p>
          </table:table-cell>
          <table:table-cell table:style-name="ce7"/>
          <table:table-cell table:style-name="ce7" office:value-type="string">
            <text:p>1-x-10344</text:p>
          </table:table-cell>
          <table:table-cell table:style-name="ce10" office:value-type="float" office:value="14">
            <text:p>14</text:p>
          </table:table-cell>
          <table:table-cell table:style-name="ce15" office:value-type="date" office:date-value="2017-02-12">
            <text:p>12.02.17</text:p>
          </table:table-cell>
          <table:table-cell table:style-name="ce24" office:value-type="time" office:time-value="PT01H24M13S">
            <text:p>01:24:13</text:p>
          </table:table-cell>
          <table:table-cell table:style-name="ce30" office:value-type="float" office:value="1000.01">
            <text:p>1000,010</text:p>
          </table:table-cell>
          <table:table-cell table:style-name="ce30" office:value-type="float" office:value="875.778">
            <text:p>875,778</text:p>
          </table:table-cell>
          <table:table-cell table:number-columns-repeated="4" table:style-name="ce10" office:value-type="float" office:value="0">
            <text:p>0</text:p>
          </table:table-cell>
          <table:table-cell table:style-name="ce10"/>
          <table:table-cell table:style-name="ce41" table:formula="of:=[.G39]+([.$O$1]+[.$P$1]-[.F39]-[.E39])*24*(30*[.J39]*1.1^[.J39]+20)/1000" office:value-type="float" office:value="1000.00692777778">
            <text:p>1000,007</text:p>
          </table:table-cell>
          <table:table-cell table:style-name="ce47" table:formula="of:=[.H39]+([.$P$1]+[.$O$1]-[.F39]-[.E39])*24*(20*[.K39]*1.1^[.K39]+10)/1000" office:value-type="float" office:value="875.77646388889">
            <text:p>875,776</text:p>
          </table:table-cell>
          <table:table-cell table:style-name="ce53" table:formula="of:=[.I39]+([.$O$1]+[.$P$1]-[.F39]-[.E39])*24*(10*[.L39]*1.1^[.L39]*(1.28-0.002*[.M39])/1000)" office:value-type="float" office:value="0">
            <text:p>0,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number-columns-repeated="2"/>
          <table:table-cell table:style-name="ce16"/>
          <table:table-cell table:style-name="ce25"/>
          <table:table-cell/>
        </table:table-row>
        <table:table-row table:style-name="ro1">
          <table:table-cell table:style-name="ce2" office:value-type="string">
            <text:p>К4(3)</text:p>
          </table:table-cell>
          <table:table-cell office:value-type="string">
            <text:p>Ракеница:1</text:p>
          </table:table-cell>
          <table:table-cell table:style-name="ce8" office:value-type="string">
            <text:p>1-x-10344</text:p>
          </table:table-cell>
          <table:table-cell office:value-type="float" office:value="12">
            <text:p>12</text:p>
          </table:table-cell>
          <table:table-cell office:value-type="date" office:date-value="2017-02-12">
            <text:p>12.02.17</text:p>
          </table:table-cell>
          <table:table-cell office:value-type="time" office:time-value="PT01H24M02S">
            <text:p>01:24:02</text:p>
          </table:table-cell>
          <table:table-cell office:value-type="float" office:value="1446.108">
            <text:p>1446,108</text:p>
          </table:table-cell>
          <table:table-cell table:style-name="ce23" office:value-type="float" office:value="934.205">
            <text:p>934,205</text:p>
          </table:table-cell>
          <table:table-cell office:value-type="float" office:value="876.257">
            <text:p>876,25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42" table:formula="of:=[.G40]+([.$O$1]+[.$P$1]-[.F40]-[.E40])*24*(30*[.J40]*1.1^[.J40]+20)/1000" office:value-type="float" office:value="1446.10002055556">
            <text:p>1446,100</text:p>
          </table:table-cell>
          <table:table-cell table:style-name="ce48" table:formula="of:=[.H40]+([.$P$1]+[.$O$1]-[.F40]-[.E40])*24*(20*[.K40]*1.1^[.K40]+10)/1000" office:value-type="float" office:value="934.200182222225">
            <text:p>934,200</text:p>
          </table:table-cell>
          <table:table-cell table:style-name="ce54" table:formula="of:=[.I40]+([.$O$1]+[.$P$1]-[.F40]-[.E40])*24*(10*[.L40]*1.1^[.L40]*(1.28-0.002*[.M40])/1000)" office:value-type="float" office:value="876.252336391114">
            <text:p>876,252</text:p>
          </table:table-cell>
          <table:table-cell table:number-columns-repeated="2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2"/>
          <table:table-cell table:style-name="ce16"/>
          <table:table-cell table:style-name="ce25"/>
          <table:table-cell/>
        </table:table-row>
        <table:table-row table:style-name="ro1">
          <table:table-cell table:style-name="ce2" office:value-type="string">
            <text:p>К4(3)</text:p>
          </table:table-cell>
          <table:table-cell office:value-type="string">
            <text:p>кремний на орбите</text:p>
          </table:table-cell>
          <table:table-cell table:style-name="ce8" office:value-type="string">
            <text:p>1-x-10344</text:p>
          </table:table-cell>
          <table:table-cell office:value-type="float" office:value="10">
            <text:p>10</text:p>
          </table:table-cell>
          <table:table-cell office:value-type="date" office:date-value="2017-02-12">
            <text:p>12.02.17</text:p>
          </table:table-cell>
          <table:table-cell office:value-type="time" office:time-value="PT01H23M51S">
            <text:p>01:23:51</text:p>
          </table:table-cell>
          <table:table-cell office:value-type="float" office:value="1000.01">
            <text:p>1000,010</text:p>
          </table:table-cell>
          <table:table-cell table:style-name="ce23" office:value-type="float" office:value="885.243">
            <text:p>885,243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42" table:formula="of:=[.G41]+([.$O$1]+[.$P$1]-[.F41]-[.E41])*24*(30*[.J41]*1.1^[.J41]+20)/1000" office:value-type="float" office:value="1000.00705">
            <text:p>1000,007</text:p>
          </table:table-cell>
          <table:table-cell table:style-name="ce48" table:formula="of:=[.H41]+([.$P$1]+[.$O$1]-[.F41]-[.E41])*24*(20*[.K41]*1.1^[.K41]+10)/1000" office:value-type="float" office:value="885.241525000001">
            <text:p>885,242</text:p>
          </table:table-cell>
          <table:table-cell table:style-name="ce54" table:formula="of:=[.I41]+([.$O$1]+[.$P$1]-[.F41]-[.E41])*24*(10*[.L41]*1.1^[.L41]*(1.28-0.002*[.M41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number-columns-repeated="2"/>
          <table:table-cell table:style-name="ce16"/>
          <table:table-cell table:style-name="ce25"/>
          <table:table-cell/>
        </table:table-row>
        <table:table-row table:style-name="ro1">
          <table:table-cell table:style-name="ce2" office:value-type="string">
            <text:p>К4(3)</text:p>
          </table:table-cell>
          <table:table-cell office:value-type="string">
            <text:p>Кто-то спиздил рес-ы 08-12.02.17</text:p>
          </table:table-cell>
          <table:table-cell table:style-name="ce8" office:value-type="string">
            <text:p>1-x-10344</text:p>
          </table:table-cell>
          <table:table-cell office:value-type="float" office:value="8">
            <text:p>8</text:p>
          </table:table-cell>
          <table:table-cell table:style-name="ce19" office:value-type="date" office:date-value="2017-02-12">
            <text:p>12.02.17</text:p>
          </table:table-cell>
          <table:table-cell office:value-type="time" office:time-value="PT01H23M50S">
            <text:p>01:23:50</text:p>
          </table:table-cell>
          <table:table-cell office:value-type="float" office:value="784.844">
            <text:p>784,844</text:p>
          </table:table-cell>
          <table:table-cell table:style-name="ce23" office:value-type="float" office:value="775.789">
            <text:p>775,789</text:p>
          </table:table-cell>
          <table:table-cell office:value-type="float" office:value="473.961">
            <text:p>473,96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/>
          <table:table-cell table:style-name="ce42" table:formula="of:=[.G42]+([.$O$1]+[.$P$1]-[.F42]-[.E42])*24*(30*[.J42]*1.1^[.J42]+20)/1000" office:value-type="float" office:value="784.642837649976">
            <text:p>784,643</text:p>
          </table:table-cell>
          <table:table-cell table:style-name="ce48" table:formula="of:=[.H42]+([.$P$1]+[.$O$1]-[.F42]-[.E42])*24*(20*[.K42]*1.1^[.K42]+10)/1000" office:value-type="float" office:value="775.630986457474">
            <text:p>775,631</text:p>
          </table:table-cell>
          <table:table-cell table:style-name="ce54" table:formula="of:=[.I42]+([.$O$1]+[.$P$1]-[.F42]-[.E42])*24*(10*[.L42]*1.1^[.L42]*(1.28-0.002*[.M42])/1000)" office:value-type="float" office:value="473.945825416887">
            <text:p>473,946</text:p>
          </table:table-cell>
          <table:table-cell table:number-columns-repeated="2" office:value-type="float" office:value="1">
            <text:p>1</text:p>
          </table:table-cell>
          <table:table-cell table:style-name="ce61" office:value-type="float" office:value="0">
            <text:p>0</text:p>
          </table:table-cell>
          <table:table-cell table:number-columns-repeated="2"/>
          <table:table-cell table:style-name="ce16"/>
          <table:table-cell table:style-name="ce25"/>
          <table:table-cell/>
        </table:table-row>
        <table:table-row table:style-name="ro1">
          <table:table-cell table:style-name="ce2" office:value-type="string">
            <text:p>К4(3)</text:p>
          </table:table-cell>
          <table:table-cell/>
          <table:table-cell table:style-name="ce8" office:value-type="string">
            <text:p>1-x-10344</text:p>
          </table:table-cell>
          <table:table-cell office:value-type="float" office:value="7">
            <text:p>7</text:p>
          </table:table-cell>
          <table:table-cell table:style-name="ce17" office:value-type="date" office:date-value="2017-02-12">
            <text:p>12.02.17</text:p>
          </table:table-cell>
          <table:table-cell office:value-type="time" office:time-value="PT02H38M00S">
            <text:p>02:38:00</text:p>
          </table:table-cell>
          <table:table-cell office:value-type="float" office:value="750">
            <text:p>750,000</text:p>
          </table:table-cell>
          <table:table-cell table:style-name="ce23" office:value-type="float" office:value="500">
            <text:p>500,000</text:p>
          </table:table-cell>
          <table:table-cell office:value-type="float" office:value="500">
            <text:p>5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/>
          <table:table-cell table:style-name="ce42" table:formula="of:=[.G43]+([.$O$1]+[.$P$1]-[.F43]-[.E43])*24*(30*[.J43]*1.1^[.J43]+20)/1000" office:value-type="float" office:value="745.819075100249">
            <text:p>745,819</text:p>
          </table:table-cell>
          <table:table-cell table:style-name="ce48" table:formula="of:=[.H43]+([.$P$1]+[.$O$1]-[.F43]-[.E43])*24*(20*[.K43]*1.1^[.K43]+10)/1000" office:value-type="float" office:value="497.952125291419">
            <text:p>497,952</text:p>
          </table:table-cell>
          <table:table-cell table:style-name="ce54" table:formula="of:=[.I43]+([.$O$1]+[.$P$1]-[.F43]-[.E43])*24*(10*[.L43]*1.1^[.L43]*(1.28-0.002*[.M43])/1000)" office:value-type="float" office:value="498.698213519841">
            <text:p>498,69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number-columns-repeated="2"/>
          <table:table-cell table:style-name="ce16"/>
          <table:table-cell table:style-name="ce25"/>
          <table:table-cell/>
        </table:table-row>
        <table:table-row table:style-name="ro1">
          <table:table-cell table:style-name="ce2" office:value-type="string">
            <text:p>К4(3)</text:p>
          </table:table-cell>
          <table:table-cell/>
          <table:table-cell table:style-name="ce8" office:value-type="string">
            <text:p>1-x-10344</text:p>
          </table:table-cell>
          <table:table-cell office:value-type="float" office:value="6">
            <text:p>6</text:p>
          </table:table-cell>
          <table:table-cell office:value-type="date" office:date-value="2017-02-12">
            <text:p>12.02.17</text:p>
          </table:table-cell>
          <table:table-cell office:value-type="time" office:time-value="PT01H23M12S">
            <text:p>01:23:12</text:p>
          </table:table-cell>
          <table:table-cell office:value-type="float" office:value="2695.742">
            <text:p>2695,742</text:p>
          </table:table-cell>
          <table:table-cell table:style-name="ce23" office:value-type="float" office:value="1251.489">
            <text:p>1251,489</text:p>
          </table:table-cell>
          <table:table-cell office:value-type="float" office:value="507.903">
            <text:p>507,903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/>
          <table:table-cell table:style-name="ce42" table:formula="of:=[.G44]+([.$O$1]+[.$P$1]-[.F44]-[.E44])*24*(30*[.J44]*1.1^[.J44]+20)/1000" office:value-type="float" office:value="2694.28799030976">
            <text:p>2694,288</text:p>
          </table:table-cell>
          <table:table-cell table:style-name="ce48" table:formula="of:=[.H44]+([.$P$1]+[.$O$1]-[.F44]-[.E44])*24*(20*[.K44]*1.1^[.K44]+10)/1000" office:value-type="float" office:value="1250.74726176058">
            <text:p>1250,747</text:p>
          </table:table-cell>
          <table:table-cell table:style-name="ce54" table:formula="of:=[.I44]+([.$O$1]+[.$P$1]-[.F44]-[.E44])*24*(10*[.L44]*1.1^[.L44]*(1.28-0.002*[.M44])/1000)" office:value-type="float" office:value="507.542726626416">
            <text:p>507,54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61" office:value-type="float" office:value="0">
            <text:p>0</text:p>
          </table:table-cell>
          <table:table-cell table:number-columns-repeated="2"/>
          <table:table-cell table:style-name="ce16"/>
          <table:table-cell table:style-name="ce25"/>
          <table:table-cell/>
        </table:table-row>
        <table:table-row table:style-name="ro1">
          <table:table-cell table:style-name="ce2" office:value-type="string">
            <text:p>К4(3)</text:p>
          </table:table-cell>
          <table:table-cell/>
          <table:table-cell table:style-name="ce8" office:value-type="string">
            <text:p>1-x-10344</text:p>
          </table:table-cell>
          <table:table-cell office:value-type="float" office:value="5">
            <text:p>5</text:p>
          </table:table-cell>
          <table:table-cell office:value-type="date" office:date-value="2017-02-12">
            <text:p>12.02.17</text:p>
          </table:table-cell>
          <table:table-cell office:value-type="time" office:time-value="PT01H22M27S">
            <text:p>01:22:27</text:p>
          </table:table-cell>
          <table:table-cell office:value-type="float" office:value="1000.01">
            <text:p>1000,010</text:p>
          </table:table-cell>
          <table:table-cell table:style-name="ce23" office:value-type="float" office:value="1000.01">
            <text:p>1000,010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style-name="ce42" table:formula="of:=[.G45]+([.$O$1]+[.$P$1]-[.F45]-[.E45])*24*(30*[.J45]*1.1^[.J45]+20)/1000" office:value-type="float" office:value="999.977520917952">
            <text:p>999,978</text:p>
          </table:table-cell>
          <table:table-cell table:style-name="ce48" table:formula="of:=[.H45]+([.$P$1]+[.$O$1]-[.F45]-[.E45])*24*(20*[.K45]*1.1^[.K45]+10)/1000" office:value-type="float" office:value="999.988761167523">
            <text:p>999,989</text:p>
          </table:table-cell>
          <table:table-cell table:style-name="ce54" table:formula="of:=[.I45]+([.$O$1]+[.$P$1]-[.F45]-[.E45])*24*(10*[.L45]*1.1^[.L45]*(1.28-0.002*[.M45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number-columns-repeated="2"/>
          <table:table-cell table:style-name="ce16"/>
          <table:table-cell table:style-name="ce25"/>
          <table:table-cell/>
        </table:table-row>
        <table:table-row table:style-name="ro1">
          <table:table-cell table:style-name="ce2" office:value-type="string">
            <text:p>К4(3)</text:p>
          </table:table-cell>
          <table:table-cell/>
          <table:table-cell table:style-name="ce8" office:value-type="string">
            <text:p>1-x-10344</text:p>
          </table:table-cell>
          <table:table-cell office:value-type="float" office:value="4">
            <text:p>4</text:p>
          </table:table-cell>
          <table:table-cell office:value-type="date" office:date-value="2017-02-12">
            <text:p>12.02.17</text:p>
          </table:table-cell>
          <table:table-cell office:value-type="time" office:time-value="PT01H21M56S">
            <text:p>01:21:56</text:p>
          </table:table-cell>
          <table:table-cell office:value-type="float" office:value="1000.01">
            <text:p>1000,010</text:p>
          </table:table-cell>
          <table:table-cell table:style-name="ce23" office:value-type="float" office:value="645.956">
            <text:p>645,956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42" table:formula="of:=[.G46]+([.$O$1]+[.$P$1]-[.F46]-[.E46])*24*(30*[.J46]*1.1^[.J46]+20)/1000" office:value-type="float" office:value="1000.00768888889">
            <text:p>1000,008</text:p>
          </table:table-cell>
          <table:table-cell table:style-name="ce48" table:formula="of:=[.H46]+([.$P$1]+[.$O$1]-[.F46]-[.E46])*24*(20*[.K46]*1.1^[.K46]+10)/1000" office:value-type="float" office:value="645.954844444445">
            <text:p>645,955</text:p>
          </table:table-cell>
          <table:table-cell table:style-name="ce54" table:formula="of:=[.I46]+([.$O$1]+[.$P$1]-[.F46]-[.E46])*24*(10*[.L46]*1.1^[.L46]*(1.28-0.002*[.M46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number-columns-repeated="2"/>
          <table:table-cell table:style-name="ce16"/>
          <table:table-cell table:style-name="ce25"/>
          <table:table-cell/>
        </table:table-row>
        <table:table-row table:style-name="ro1">
          <table:table-cell table:style-name="ce2" office:value-type="string">
            <text:p>К4(3)</text:p>
          </table:table-cell>
          <table:table-cell/>
          <table:table-cell table:style-name="ce8" office:value-type="string">
            <text:p>1-x-10344</text:p>
          </table:table-cell>
          <table:table-cell office:value-type="float" office:value="2">
            <text:p>2</text:p>
          </table:table-cell>
          <table:table-cell table:style-name="ce17" office:value-type="date" office:date-value="2017-02-12">
            <text:p>12.02.17</text:p>
          </table:table-cell>
          <table:table-cell office:value-type="time" office:time-value="PT02H38M00S">
            <text:p>02:38:00</text:p>
          </table:table-cell>
          <table:table-cell office:value-type="float" office:value="750">
            <text:p>750,000</text:p>
          </table:table-cell>
          <table:table-cell table:style-name="ce23" office:value-type="float" office:value="500">
            <text:p>500,000</text:p>
          </table:table-cell>
          <table:table-cell office:value-type="float" office:value="240">
            <text:p>240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2" table:formula="of:=[.G47]+([.$O$1]+[.$P$1]-[.F47]-[.E47])*24*(30*[.J47]*1.1^[.J47]+20)/1000" office:value-type="float" office:value="749.926683333335">
            <text:p>749,927</text:p>
          </table:table-cell>
          <table:table-cell table:style-name="ce48" table:formula="of:=[.H47]+([.$P$1]+[.$O$1]-[.F47]-[.E47])*24*(20*[.K47]*1.1^[.K47]+10)/1000" office:value-type="float" office:value="499.955733333334">
            <text:p>499,956</text:p>
          </table:table-cell>
          <table:table-cell table:style-name="ce54" table:formula="of:=[.I47]+([.$O$1]+[.$P$1]-[.F47]-[.E47])*24*(10*[.L47]*1.1^[.L47]*(1.28-0.002*[.M47])/1000)" office:value-type="float" office:value="239.980522666667">
            <text:p>239,9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1" office:value-type="float" office:value="2">
            <text:p>2</text:p>
          </table:table-cell>
          <table:table-cell table:number-columns-repeated="2"/>
          <table:table-cell table:style-name="ce16"/>
          <table:table-cell table:style-name="ce25"/>
          <table:table-cell/>
        </table:table-row>
        <table:table-row table:style-name="ro1">
          <table:table-cell table:style-name="ce3" office:value-type="string">
            <text:p>К4(3)</text:p>
          </table:table-cell>
          <table:table-cell table:style-name="ce9"/>
          <table:table-cell table:style-name="ce11" office:value-type="string">
            <text:p>1-x-10344</text:p>
          </table:table-cell>
          <table:table-cell table:style-name="ce11" office:value-type="float" office:value="1">
            <text:p>1</text:p>
          </table:table-cell>
          <table:table-cell table:style-name="ce18" office:value-type="date" office:date-value="2017-02-12">
            <text:p>12.02.17</text:p>
          </table:table-cell>
          <table:table-cell table:style-name="ce26" office:value-type="time" office:time-value="PT01H21M01S">
            <text:p>01:21:01</text:p>
          </table:table-cell>
          <table:table-cell table:number-columns-repeated="2" table:style-name="ce11" office:value-type="float" office:value="1500.015">
            <text:p>1500,015</text:p>
          </table:table-cell>
          <table:table-cell table:style-name="ce11" office:value-type="float" office:value="762.386">
            <text:p>762,386</text:p>
          </table:table-cell>
          <table:table-cell table:number-columns-repeated="3" table:style-name="ce11" office:value-type="float" office:value="2">
            <text:p>2</text:p>
          </table:table-cell>
          <table:table-cell table:style-name="ce11"/>
          <table:table-cell table:style-name="ce42" table:formula="of:=[.G48]+([.$O$1]+[.$P$1]-[.F48]-[.E48])*24*(30*[.J48]*1.1^[.J48]+20)/1000" office:value-type="float" office:value="1500.00571427779">
            <text:p>1500,006</text:p>
          </table:table-cell>
          <table:table-cell table:style-name="ce48" table:formula="of:=[.H48]+([.$P$1]+[.$O$1]-[.F48]-[.E48])*24*(20*[.K48]*1.1^[.K48]+10)/1000" office:value-type="float" office:value="1500.00914377779">
            <text:p>1500,009</text:p>
          </table:table-cell>
          <table:table-cell table:style-name="ce54" table:formula="of:=[.I48]+([.$O$1]+[.$P$1]-[.F48]-[.E48])*24*(10*[.L48]*1.1^[.L48]*(1.28-0.002*[.M48])/1000)" office:value-type="float" office:value="762.38289379556">
            <text:p>762,383</text:p>
          </table:table-cell>
          <table:table-cell table:number-columns-repeated="2" table:style-name="ce11" office:value-type="float" office:value="1">
            <text:p>1</text:p>
          </table:table-cell>
          <table:table-cell table:style-name="ce63" office:value-type="float" office:value="1">
            <text:p>1</text:p>
          </table:table-cell>
          <table:table-cell table:number-columns-repeated="2"/>
          <table:table-cell table:style-name="ce16"/>
          <table:table-cell table:style-name="ce25"/>
          <table:table-cell/>
        </table:table-row>
        <table:table-row table:style-name="ro1">
          <table:table-cell table:style-name="ce4" office:value-type="string">
            <text:p>K5(5)</text:p>
          </table:table-cell>
          <table:table-cell table:style-name="ce12"/>
          <table:table-cell table:style-name="ce12" office:value-type="string">
            <text:p>1-x-15768</text:p>
          </table:table-cell>
          <table:table-cell table:style-name="ce12" office:value-type="float" office:value="14">
            <text:p>14</text:p>
          </table:table-cell>
          <table:table-cell table:style-name="ce20" office:value-type="date" office:date-value="2017-02-12">
            <text:p>12.02.17</text:p>
          </table:table-cell>
          <table:table-cell table:style-name="ce27" office:value-type="time" office:time-value="PT02H03M51S">
            <text:p>02:03:51</text:p>
          </table:table-cell>
          <table:table-cell table:number-columns-repeated="2" table:style-name="ce12" office:value-type="float" office:value="1000.01">
            <text:p>1000,01</text:p>
          </table:table-cell>
          <table:table-cell table:style-name="ce12" office:value-type="float" office:value="665.08">
            <text:p>665,08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8">
            <text:p>8</text:p>
          </table:table-cell>
          <table:table-cell table:style-name="ce12"/>
          <table:table-cell table:style-name="ce44" table:formula="of:=[.G49]+([.$O$1]+[.$P$1]-[.F49]-[.E49])*24*(30*[.J49]*1.1^[.J49]+20)/1000" office:value-type="float" office:value="999.475380815504">
            <text:p>999,475</text:p>
          </table:table-cell>
          <table:table-cell table:style-name="ce50" table:formula="of:=[.H49]+([.$P$1]+[.$O$1]-[.F49]-[.E49])*24*(20*[.K49]*1.1^[.K49]+10)/1000" office:value-type="float" office:value="999.388609428536">
            <text:p>999,389</text:p>
          </table:table-cell>
          <table:table-cell table:style-name="ce56" table:formula="of:=[.I49]+([.$O$1]+[.$P$1]-[.F49]-[.E49])*24*(10*[.L49]*1.1^[.L49]*(1.28-0.002*[.M49])/1000)" office:value-type="float" office:value="664.901287571855">
            <text:p>664,90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K5(5)</text:p>
          </table:table-cell>
          <table:table-cell table:style-name="ce13"/>
          <table:table-cell table:style-name="ce13" office:value-type="string">
            <text:p>1-x-15768</text:p>
          </table:table-cell>
          <table:table-cell table:style-name="ce13" office:value-type="float" office:value="13">
            <text:p>13</text:p>
          </table:table-cell>
          <table:table-cell table:style-name="ce21" office:value-type="date" office:date-value="2017-02-12">
            <text:p>12.02.17</text:p>
          </table:table-cell>
          <table:table-cell table:style-name="ce28" office:value-type="time" office:time-value="PT02H03M37S">
            <text:p>02:03:37</text:p>
          </table:table-cell>
          <table:table-cell table:style-name="ce13" office:value-type="float" office:value="2250.022">
            <text:p>2250,022</text:p>
          </table:table-cell>
          <table:table-cell table:style-name="ce13" office:value-type="float" office:value="1500.015">
            <text:p>1500,015</text:p>
          </table:table-cell>
          <table:table-cell table:style-name="ce13" office:value-type="float" office:value="1037.561">
            <text:p>1037,561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9">
            <text:p>9</text:p>
          </table:table-cell>
          <table:table-cell table:style-name="ce13"/>
          <table:table-cell table:style-name="ce45" table:formula="of:=[.G50]+([.$O$1]+[.$P$1]-[.F50]-[.E50])*24*(30*[.J50]*1.1^[.J50]+20)/1000" office:value-type="float" office:value="2249.24289481325">
            <text:p>2249,243</text:p>
          </table:table-cell>
          <table:table-cell table:style-name="ce51" table:formula="of:=[.H50]+([.$P$1]+[.$O$1]-[.F50]-[.E50])*24*(20*[.K50]*1.1^[.K50]+10)/1000" office:value-type="float" office:value="1499.39657751727">
            <text:p>1499,397</text:p>
          </table:table-cell>
          <table:table-cell table:style-name="ce57" table:formula="of:=[.I50]+([.$O$1]+[.$P$1]-[.F50]-[.E50])*24*(10*[.L50]*1.1^[.L50]*(1.28-0.002*[.M50])/1000)" office:value-type="float" office:value="1037.34089973075">
            <text:p>1037,34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68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style-name="ce5" office:value-type="string">
            <text:p>K5(5)</text:p>
          </table:table-cell>
          <table:table-cell table:style-name="ce13"/>
          <table:table-cell table:style-name="ce13" office:value-type="string">
            <text:p>1-x-15768</text:p>
          </table:table-cell>
          <table:table-cell table:style-name="ce13" office:value-type="float" office:value="12">
            <text:p>12</text:p>
          </table:table-cell>
          <table:table-cell table:style-name="ce21" office:value-type="date" office:date-value="2017-02-12">
            <text:p>12.02.17</text:p>
          </table:table-cell>
          <table:table-cell table:style-name="ce28" office:value-type="time" office:time-value="PT02H03M28S">
            <text:p>02:03:28</text:p>
          </table:table-cell>
          <table:table-cell table:number-columns-repeated="2" table:style-name="ce13" office:value-type="float" office:value="1000.01">
            <text:p>1000,01</text:p>
          </table:table-cell>
          <table:table-cell table:style-name="ce13" office:value-type="float" office:value="864.819">
            <text:p>864,819</text:p>
          </table:table-cell>
          <table:table-cell table:number-columns-repeated="3" table:style-name="ce13" office:value-type="float" office:value="9">
            <text:p>9</text:p>
          </table:table-cell>
          <table:table-cell table:style-name="ce13"/>
          <table:table-cell table:style-name="ce45" table:formula="of:=[.G51]+([.$O$1]+[.$P$1]-[.F51]-[.E51])*24*(30*[.J51]*1.1^[.J51]+20)/1000" office:value-type="float" office:value="999.479576053112">
            <text:p>999,480</text:p>
          </table:table-cell>
          <table:table-cell table:style-name="ce51" table:formula="of:=[.H51]+([.$P$1]+[.$O$1]-[.F51]-[.E51])*24*(20*[.K51]*1.1^[.K51]+10)/1000" office:value-type="float" office:value="999.659076628">
            <text:p>999,659</text:p>
          </table:table-cell>
          <table:table-cell table:style-name="ce57" table:formula="of:=[.I51]+([.$O$1]+[.$P$1]-[.F51]-[.E51])*24*(10*[.L51]*1.1^[.L51]*(1.28-0.002*[.M51])/1000)" office:value-type="float" office:value="864.599578819697">
            <text:p>864,6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K5(5)</text:p>
          </table:table-cell>
          <table:table-cell table:style-name="ce13" office:value-type="string">
            <text:p>70 крем-а на орбите</text:p>
          </table:table-cell>
          <table:table-cell table:style-name="ce13" office:value-type="string">
            <text:p>1-x-15768</text:p>
          </table:table-cell>
          <table:table-cell table:style-name="ce13" office:value-type="float" office:value="11">
            <text:p>11</text:p>
          </table:table-cell>
          <table:table-cell table:style-name="ce21" office:value-type="date" office:date-value="2017-02-12">
            <text:p>12.02.17</text:p>
          </table:table-cell>
          <table:table-cell table:style-name="ce28" office:value-type="time" office:time-value="PT02H03M13S">
            <text:p>02:03:13</text:p>
          </table:table-cell>
          <table:table-cell table:style-name="ce13" office:value-type="float" office:value="1500.015">
            <text:p>1500,015</text:p>
          </table:table-cell>
          <table:table-cell table:style-name="ce13" office:value-type="float" office:value="722.524">
            <text:p>722,524</text:p>
          </table:table-cell>
          <table:table-cell table:style-name="ce13" office:value-type="float" office:value="574.638">
            <text:p>574,638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style-name="ce13"/>
          <table:table-cell table:style-name="ce45" table:formula="of:=[.G52]+([.$O$1]+[.$P$1]-[.F52]-[.E52])*24*(30*[.J52]*1.1^[.J52]+20)/1000" office:value-type="float" office:value="1499.58550094931">
            <text:p>1499,586</text:p>
          </table:table-cell>
          <table:table-cell table:style-name="ce51" table:formula="of:=[.H52]+([.$P$1]+[.$O$1]-[.F52]-[.E52])*24*(20*[.K52]*1.1^[.K52]+10)/1000" office:value-type="float" office:value="722.38654151584">
            <text:p>722,387</text:p>
          </table:table-cell>
          <table:table-cell table:style-name="ce57" table:formula="of:=[.I52]+([.$O$1]+[.$P$1]-[.F52]-[.E52])*24*(10*[.L52]*1.1^[.L52]*(1.28-0.002*[.M52])/1000)" office:value-type="float" office:value="574.497685440035">
            <text:p>574,498</text:p>
          </table:table-cell>
          <table:table-cell table:number-columns-repeated="2" table:style-name="ce13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>
            <text:p>K5(5)</text:p>
          </table:table-cell>
          <table:table-cell table:style-name="ce13" office:value-type="string">
            <text:p>285 крем-а на орбите</text:p>
          </table:table-cell>
          <table:table-cell table:style-name="ce13" office:value-type="string">
            <text:p>1-x-15768</text:p>
          </table:table-cell>
          <table:table-cell table:style-name="ce13" office:value-type="float" office:value="10">
            <text:p>10</text:p>
          </table:table-cell>
          <table:table-cell table:style-name="ce17" office:value-type="date" office:date-value="2017-02-12">
            <text:p>12.02.17</text:p>
          </table:table-cell>
          <table:table-cell table:style-name="ce28" office:value-type="time" office:time-value="PT02H03M03S">
            <text:p>02:03:03</text:p>
          </table:table-cell>
          <table:table-cell table:style-name="ce13" office:value-type="float" office:value="1500.015">
            <text:p>1500,015</text:p>
          </table:table-cell>
          <table:table-cell table:style-name="ce13" office:value-type="float" office:value="2212.964">
            <text:p>2212,964</text:p>
          </table:table-cell>
          <table:table-cell table:style-name="ce13" office:value-type="float" office:value="1213.808">
            <text:p>1213,808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18">
            <text:p>18</text:p>
          </table:table-cell>
          <table:table-cell table:style-name="ce13"/>
          <table:table-cell table:style-name="ce45" table:formula="of:=[.G53]+([.$O$1]+[.$P$1]-[.F53]-[.E53])*24*(30*[.J53]*1.1^[.J53]+20)/1000" office:value-type="float" office:value="1496.76641960765">
            <text:p>1496,766</text:p>
          </table:table-cell>
          <table:table-cell table:style-name="ce51" table:formula="of:=[.H53]+([.$P$1]+[.$O$1]-[.F53]-[.E53])*24*(20*[.K53]*1.1^[.K53]+10)/1000" office:value-type="float" office:value="2211.09481861248">
            <text:p>2211,095</text:p>
          </table:table-cell>
          <table:table-cell table:style-name="ce57" table:formula="of:=[.I53]+([.$O$1]+[.$P$1]-[.F53]-[.E53])*24*(10*[.L53]*1.1^[.L53]*(1.28-0.002*[.M53])/1000)" office:value-type="float" office:value="1212.78212853664">
            <text:p>1212,782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68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>
            <text:p>K5(5)</text:p>
          </table:table-cell>
          <table:table-cell table:style-name="ce13"/>
          <table:table-cell table:style-name="ce13" office:value-type="string">
            <text:p>1-x-15768</text:p>
          </table:table-cell>
          <table:table-cell table:style-name="ce13" office:value-type="float" office:value="9">
            <text:p>9</text:p>
          </table:table-cell>
          <table:table-cell table:style-name="ce17" office:value-type="date" office:date-value="2017-02-12">
            <text:p>12.02.17</text:p>
          </table:table-cell>
          <table:table-cell table:style-name="ce28" office:value-type="time" office:time-value="PT02H02M48S">
            <text:p>02:02:48</text:p>
          </table:table-cell>
          <table:table-cell table:number-columns-repeated="3" table:style-name="ce13" office:value-type="float" office:value="1500.015">
            <text:p>1500,015</text:p>
          </table:table-cell>
          <table:table-cell table:number-columns-repeated="3" table:style-name="ce13" office:value-type="float" office:value="20">
            <text:p>20</text:p>
          </table:table-cell>
          <table:table-cell table:style-name="ce13"/>
          <table:table-cell table:style-name="ce45" table:formula="of:=[.G54]+([.$O$1]+[.$P$1]-[.F54]-[.E54])*24*(30*[.J54]*1.1^[.J54]+20)/1000" office:value-type="float" office:value="1496.78332169126">
            <text:p>1496,783</text:p>
          </table:table-cell>
          <table:table-cell table:style-name="ce51" table:formula="of:=[.H54]+([.$P$1]+[.$O$1]-[.F54]-[.E54])*24*(20*[.K54]*1.1^[.K54]+10)/1000" office:value-type="float" office:value="1497.86320334973">
            <text:p>1497,863</text:p>
          </table:table-cell>
          <table:table-cell table:style-name="ce57" table:formula="of:=[.I54]+([.$O$1]+[.$P$1]-[.F54]-[.E54])*24*(10*[.L54]*1.1^[.L54]*(1.28-0.002*[.M54])/1000)" office:value-type="float" office:value="1498.64294881049">
            <text:p>1498,643</text:p>
          </table:table-cell>
          <table:table-cell table:number-columns-repeated="2" table:style-name="ce13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>
            <text:p>K5(5)</text:p>
          </table:table-cell>
          <table:table-cell table:style-name="ce13"/>
          <table:table-cell table:style-name="ce13" office:value-type="string">
            <text:p>1-x-15768</text:p>
          </table:table-cell>
          <table:table-cell table:style-name="ce13" office:value-type="float" office:value="8">
            <text:p>8</text:p>
          </table:table-cell>
          <table:table-cell table:style-name="ce21" office:value-type="date" office:date-value="2017-02-12">
            <text:p>12.02.17</text:p>
          </table:table-cell>
          <table:table-cell table:style-name="ce28" office:value-type="time" office:time-value="PT02H02M37S">
            <text:p>02:02:37</text:p>
          </table:table-cell>
          <table:table-cell table:number-columns-repeated="3" table:style-name="ce13" office:value-type="float" office:value="1500.015">
            <text:p>1500,01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13"/>
          <table:table-cell table:style-name="ce45" table:formula="of:=[.G55]+([.$O$1]+[.$P$1]-[.F55]-[.E55])*24*(30*[.J55]*1.1^[.J55]+20)/1000" office:value-type="float" office:value="1496.79571655235">
            <text:p>1496,796</text:p>
          </table:table-cell>
          <table:table-cell table:style-name="ce51" table:formula="of:=[.H55]+([.$P$1]+[.$O$1]-[.F55]-[.E55])*24*(20*[.K55]*1.1^[.K55]+10)/1000" office:value-type="float" office:value="1498.16267560758">
            <text:p>1498,163</text:p>
          </table:table-cell>
          <table:table-cell table:style-name="ce57" table:formula="of:=[.I55]+([.$O$1]+[.$P$1]-[.F55]-[.E55])*24*(10*[.L55]*1.1^[.L55]*(1.28-0.002*[.M55])/1000)" office:value-type="float" office:value="1498.64821121048">
            <text:p>1498,648</text:p>
          </table:table-cell>
          <table:table-cell table:number-columns-repeated="2" table:style-name="ce13" office:value-type="float" office:value="1">
            <text:p>1</text:p>
          </table:table-cell>
          <table:table-cell table:style-name="ce68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>
            <text:p>K5(5)</text:p>
          </table:table-cell>
          <table:table-cell table:style-name="ce13" office:value-type="string">
            <text:p>Universum (630) скрыт</text:p>
          </table:table-cell>
          <table:table-cell table:style-name="ce13" office:value-type="string">
            <text:p>1-x-15768</text:p>
          </table:table-cell>
          <table:table-cell table:style-name="ce13" office:value-type="float" office:value="7">
            <text:p>7</text:p>
          </table:table-cell>
          <table:table-cell table:style-name="ce21" office:value-type="date" office:date-value="2017-02-12">
            <text:p>12.02.17</text:p>
          </table:table-cell>
          <table:table-cell table:style-name="ce28" office:value-type="time" office:time-value="PT02H02M24S">
            <text:p>02:02:24</text:p>
          </table:table-cell>
          <table:table-cell table:style-name="ce13" office:value-type="float" office:value="2367.453">
            <text:p>2367,453</text:p>
          </table:table-cell>
          <table:table-cell table:style-name="ce13" office:value-type="float" office:value="1576.156">
            <text:p>1576,156</text:p>
          </table:table-cell>
          <table:table-cell table:style-name="ce13" office:value-type="float" office:value="648.644">
            <text:p>648,644</text:p>
          </table:table-cell>
          <table:table-cell table:number-columns-repeated="4" table:style-name="ce13"/>
          <table:table-cell table:style-name="ce45" table:formula="of:=[.G56]+([.$O$1]+[.$P$1]-[.F56]-[.E56])*24*(30*[.J56]*1.1^[.J56]+20)/1000" office:value-type="float" office:value="2367.4372">
            <text:p>2367,437</text:p>
          </table:table-cell>
          <table:table-cell table:style-name="ce51" table:formula="of:=[.H56]+([.$P$1]+[.$O$1]-[.F56]-[.E56])*24*(20*[.K56]*1.1^[.K56]+10)/1000" office:value-type="float" office:value="1576.1481">
            <text:p>1576,148</text:p>
          </table:table-cell>
          <table:table-cell table:style-name="ce57" table:formula="of:=[.I56]+([.$O$1]+[.$P$1]-[.F56]-[.E56])*24*(10*[.L56]*1.1^[.L56]*(1.28-0.002*[.M56])/1000)" office:value-type="float" office:value="648.644">
            <text:p>648,64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68"/>
          <table:table-cell table:number-columns-repeated="5"/>
        </table:table-row>
        <table:table-row table:style-name="ro1">
          <table:table-cell table:style-name="ce5" office:value-type="string">
            <text:p>K5(5)</text:p>
          </table:table-cell>
          <table:table-cell table:style-name="ce13"/>
          <table:table-cell table:style-name="ce13" office:value-type="string">
            <text:p>1-x-15768</text:p>
          </table:table-cell>
          <table:table-cell table:style-name="ce13" office:value-type="float" office:value="6">
            <text:p>6</text:p>
          </table:table-cell>
          <table:table-cell table:style-name="ce21" office:value-type="date" office:date-value="2017-02-12">
            <text:p>12.02.17</text:p>
          </table:table-cell>
          <table:table-cell table:style-name="ce28" office:value-type="time" office:time-value="PT02H02M13S">
            <text:p>02:02:13</text:p>
          </table:table-cell>
          <table:table-cell table:number-columns-repeated="3" table:style-name="ce13" office:value-type="float" office:value="1000.01">
            <text:p>1000,01</text:p>
          </table:table-cell>
          <table:table-cell table:style-name="ce13" office:value-type="float" office:value="22">
            <text:p>22</text:p>
          </table:table-cell>
          <table:table-cell table:number-columns-repeated="2" table:style-name="ce13" office:value-type="float" office:value="20">
            <text:p>20</text:p>
          </table:table-cell>
          <table:table-cell table:style-name="ce13"/>
          <table:table-cell table:style-name="ce45" table:formula="of:=[.G57]+([.$O$1]+[.$P$1]-[.F57]-[.E57])*24*(30*[.J57]*1.1^[.J57]+20)/1000" office:value-type="float" office:value="995.76633797972">
            <text:p>995,766</text:p>
          </table:table-cell>
          <table:table-cell table:style-name="ce51" table:formula="of:=[.H57]+([.$P$1]+[.$O$1]-[.F57]-[.E57])*24*(20*[.K57]*1.1^[.K57]+10)/1000" office:value-type="float" office:value="997.884463071763">
            <text:p>997,884</text:p>
          </table:table-cell>
          <table:table-cell table:style-name="ce57" table:formula="of:=[.I57]+([.$O$1]+[.$P$1]-[.F57]-[.E57])*24*(10*[.L57]*1.1^[.L57]*(1.28-0.002*[.M57])/1000)" office:value-type="float" office:value="998.654692810372">
            <text:p>998,655</text:p>
          </table:table-cell>
          <table:table-cell table:number-columns-repeated="2" table:style-name="ce13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K5(5)</text:p>
          </table:table-cell>
          <table:table-cell table:style-name="ce13"/>
          <table:table-cell table:style-name="ce13" office:value-type="string">
            <text:p>1-x-15768</text:p>
          </table:table-cell>
          <table:table-cell table:style-name="ce13" office:value-type="float" office:value="4">
            <text:p>4</text:p>
          </table:table-cell>
          <table:table-cell table:style-name="ce21" office:value-type="date" office:date-value="2017-02-12">
            <text:p>12.02.17</text:p>
          </table:table-cell>
          <table:table-cell table:style-name="ce28" office:value-type="time" office:time-value="PT02H02M02S">
            <text:p>02:02:02</text:p>
          </table:table-cell>
          <table:table-cell table:style-name="ce13" office:value-type="float" office:value="181.205">
            <text:p>181,205</text:p>
          </table:table-cell>
          <table:table-cell table:style-name="ce13" office:value-type="float" office:value="90.602">
            <text:p>90,602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/>
          <table:table-cell table:style-name="ce45" table:formula="of:=[.G58]+([.$O$1]+[.$P$1]-[.F58]-[.E58])*24*(30*[.J58]*1.1^[.J58]+20)/1000" office:value-type="float" office:value="181.189322222224">
            <text:p>181,189</text:p>
          </table:table-cell>
          <table:table-cell table:style-name="ce51" table:formula="of:=[.H58]+([.$P$1]+[.$O$1]-[.F58]-[.E58])*24*(20*[.K58]*1.1^[.K58]+10)/1000" office:value-type="float" office:value="90.5941611111122">
            <text:p>90,594</text:p>
          </table:table-cell>
          <table:table-cell table:style-name="ce57" table:formula="of:=[.I58]+([.$O$1]+[.$P$1]-[.F58]-[.E58])*24*(10*[.L58]*1.1^[.L58]*(1.28-0.002*[.M58])/1000)" office:value-type="float" office:value="0">
            <text:p>0,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K5(5)</text:p>
          </table:table-cell>
          <table:table-cell table:style-name="ce13"/>
          <table:table-cell table:style-name="ce13" office:value-type="string">
            <text:p>1-x-15768</text:p>
          </table:table-cell>
          <table:table-cell table:style-name="ce13" office:value-type="float" office:value="2">
            <text:p>2</text:p>
          </table:table-cell>
          <table:table-cell table:style-name="ce21" office:value-type="date" office:date-value="2017-02-12">
            <text:p>12.02.17</text:p>
          </table:table-cell>
          <table:table-cell table:style-name="ce28" office:value-type="time" office:time-value="PT02H01M51S">
            <text:p>02:01:51</text:p>
          </table:table-cell>
          <table:table-cell table:number-columns-repeated="3" table:style-name="ce13" office:value-type="float" office:value="1000.01">
            <text:p>1000,01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/>
          <table:table-cell table:style-name="ce45" table:formula="of:=[.G59]+([.$O$1]+[.$P$1]-[.F59]-[.E59])*24*(30*[.J59]*1.1^[.J59]+20)/1000" office:value-type="float" office:value="998.748993754301">
            <text:p>998,749</text:p>
          </table:table-cell>
          <table:table-cell table:style-name="ce51" table:formula="of:=[.H59]+([.$P$1]+[.$O$1]-[.F59]-[.E59])*24*(20*[.K59]*1.1^[.K59]+10)/1000" office:value-type="float" office:value="999.301323072406">
            <text:p>999,301</text:p>
          </table:table-cell>
          <table:table-cell table:style-name="ce57" table:formula="of:=[.I59]+([.$O$1]+[.$P$1]-[.F59]-[.E59])*24*(10*[.L59]*1.1^[.L59]*(1.28-0.002*[.M59])/1000)" office:value-type="float" office:value="999.478633779612">
            <text:p>999,479</text:p>
          </table:table-cell>
          <table:table-cell table:number-columns-repeated="2" table:style-name="ce13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6" office:value-type="string">
            <text:p>K5(5)</text:p>
          </table:table-cell>
          <table:table-cell table:style-name="ce14"/>
          <table:table-cell table:style-name="ce14" office:value-type="string">
            <text:p>1-x-15768</text:p>
          </table:table-cell>
          <table:table-cell table:style-name="ce14" office:value-type="float" office:value="1">
            <text:p>1</text:p>
          </table:table-cell>
          <table:table-cell table:style-name="ce22" office:value-type="date" office:date-value="2017-02-12">
            <text:p>12.02.17</text:p>
          </table:table-cell>
          <table:table-cell table:style-name="ce29" office:value-type="time" office:time-value="PT02H01M40S">
            <text:p>02:01:40</text:p>
          </table:table-cell>
          <table:table-cell table:number-columns-repeated="2" table:style-name="ce14" office:value-type="float" office:value="1000.01">
            <text:p>1000,01</text:p>
          </table:table-cell>
          <table:table-cell table:style-name="ce14" office:value-type="float" office:value="728.736">
            <text:p>728,73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/>
          <table:table-cell table:style-name="ce46" table:formula="of:=[.G60]+([.$O$1]+[.$P$1]-[.F60]-[.E60])*24*(30*[.J60]*1.1^[.J60]+20)/1000" office:value-type="float" office:value="997.9895045651">
            <text:p>997,990</text:p>
          </table:table-cell>
          <table:table-cell table:style-name="ce52" table:formula="of:=[.H60]+([.$P$1]+[.$O$1]-[.F60]-[.E60])*24*(20*[.K60]*1.1^[.K60]+10)/1000" office:value-type="float" office:value="999.304096265663">
            <text:p>999,304</text:p>
          </table:table-cell>
          <table:table-cell table:style-name="ce58" table:formula="of:=[.I60]+([.$O$1]+[.$P$1]-[.F60]-[.E60])*24*(10*[.L60]*1.1^[.L60]*(1.28-0.002*[.M60])/1000)" office:value-type="float" office:value="728.206713120934">
            <text:p>728,207</text:p>
          </table:table-cell>
          <table:table-cell table:number-columns-repeated="2" table:style-name="ce14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number-columns-repeated="5"/>
        </table:table-row>
        <table:table-row table:style-name="ro2" table:number-rows-repeated="5"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К10(14)</text:p>
          </table:table-cell>
          <table:table-cell/>
          <table:table-cell table:style-name="ce8" office:value-type="string">
            <text:p>4:16070:1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7M35S">
            <text:p>17:07:35</text:p>
          </table:table-cell>
          <table:table-cell office:value-type="float" office:value="1500.015">
            <text:p>1500,015</text:p>
          </table:table-cell>
          <table:table-cell table:style-name="ce23" office:value-type="float" office:value="1500.015">
            <text:p>1500,015</text:p>
          </table:table-cell>
          <table:table-cell table:style-name="ce23" office:value-type="float" office:value="1104.611">
            <text:p>1104,611</text:p>
          </table:table-cell>
          <table:table-cell table:number-columns-repeated="2" office:value-type="float" office:value="16">
            <text:p>16</text:p>
          </table:table-cell>
          <table:table-cell table:style-name="ce38" office:value-type="float" office:value="14">
            <text:p>14</text:p>
          </table:table-cell>
          <table:table-cell/>
          <table:table-cell table:style-name="ce42" table:formula="of:=[.G66]+([.$O$1]+[.$P$1]-[.F66]-[.E66])*24*(30*[.J66]*1.1^[.J66]+20)/1000" office:value-type="float" office:value="1678.33706996251">
            <text:p>1678,337</text:p>
          </table:table-cell>
          <table:table-cell table:style-name="ce48" table:formula="of:=[.H66]+([.$P$1]+[.$O$1]-[.F66]-[.E66])*24*(20*[.K66]*1.1^[.K66]+10)/1000" office:value-type="float" office:value="1618.6293012713">
            <text:p>1618,629</text:p>
          </table:table-cell>
          <table:table-cell table:style-name="ce54" table:formula="of:=[.I66]+([.$O$1]+[.$P$1]-[.F66]-[.E66])*24*(10*[.L66]*1.1^[.L66]*(1.28-0.002*[.M66])/1000)" office:value-type="float" office:value="1159.13605495017">
            <text:p>1159,136</text:p>
          </table:table-cell>
          <table:table-cell table:number-columns-repeated="3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к10</text:p>
          </table:table-cell>
          <table:table-cell/>
          <table:table-cell table:style-name="ce8" office:value-type="string">
            <text:p>4:16070:2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7M13S">
            <text:p>17:07:13</text:p>
          </table:table-cell>
          <table:table-cell office:value-type="float" office:value="3375.033">
            <text:p>3375,033</text:p>
          </table:table-cell>
          <table:table-cell table:number-columns-repeated="2" table:style-name="ce23" office:value-type="float" office:value="1000.01">
            <text:p>1000,010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/>
          <table:table-cell table:style-name="ce42" table:formula="of:=[.G67]+([.$O$1]+[.$P$1]-[.F67]-[.E67])*24*(30*[.J67]*1.1^[.J67]+20)/1000" office:value-type="float" office:value="3871.71457340822">
            <text:p>3871,715</text:p>
          </table:table-cell>
          <table:table-cell table:style-name="ce48" table:formula="of:=[.H67]+([.$P$1]+[.$O$1]-[.F67]-[.E67])*24*(20*[.K67]*1.1^[.K67]+10)/1000" office:value-type="float" office:value="1216.44037809801">
            <text:p>1216,440</text:p>
          </table:table-cell>
          <table:table-cell table:style-name="ce54" table:formula="of:=[.I67]+([.$O$1]+[.$P$1]-[.F67]-[.E67])*24*(10*[.L67]*1.1^[.L67]*(1.28-0.002*[.M67])/1000)" office:value-type="float" office:value="1088.14089406193">
            <text:p>1088,141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 office:value-type="string">
            <text:p>к10</text:p>
          </table:table-cell>
          <table:table-cell/>
          <table:table-cell table:style-name="ce8" office:value-type="string">
            <text:p>4:16070:3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6M57S">
            <text:p>17:06:57</text:p>
          </table:table-cell>
          <table:table-cell office:value-type="float" office:value="1000.01">
            <text:p>1000,010</text:p>
          </table:table-cell>
          <table:table-cell table:style-name="ce23" office:value-type="float" office:value="511.005">
            <text:p>511,005</text:p>
          </table:table-cell>
          <table:table-cell table:style-name="ce23" office:value-type="float" office:value="0">
            <text:p>0,0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42" table:formula="of:=[.G68]+([.$O$1]+[.$P$1]-[.F68]-[.E68])*24*(30*[.J68]*1.1^[.J68]+20)/1000" office:value-type="float" office:value="1001.61268333333">
            <text:p>1001,613</text:p>
          </table:table-cell>
          <table:table-cell table:style-name="ce48" table:formula="of:=[.H68]+([.$P$1]+[.$O$1]-[.F68]-[.E68])*24*(20*[.K68]*1.1^[.K68]+10)/1000" office:value-type="float" office:value="511.806341666667">
            <text:p>511,806</text:p>
          </table:table-cell>
          <table:table-cell table:style-name="ce54" table:formula="of:=[.I68]+([.$O$1]+[.$P$1]-[.F68]-[.E68])*24*(10*[.L68]*1.1^[.L68]*(1.28-0.002*[.M68])/1000)" office:value-type="float" office:value="0">
            <text:p>0,000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к10</text:p>
          </table:table-cell>
          <table:table-cell/>
          <table:table-cell table:style-name="ce8" office:value-type="string">
            <text:p>4:16070:4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6M43S">
            <text:p>17:06:43</text:p>
          </table:table-cell>
          <table:table-cell office:value-type="float" office:value="1000.01">
            <text:p>1000,010</text:p>
          </table:table-cell>
          <table:table-cell table:number-columns-repeated="2" table:style-name="ce23" office:value-type="float" office:value="1000.01">
            <text:p>1000,010</text:p>
          </table:table-cell>
          <table:table-cell table:number-columns-repeated="3" office:value-type="float" office:value="14">
            <text:p>14</text:p>
          </table:table-cell>
          <table:table-cell/>
          <table:table-cell table:style-name="ce42" table:formula="of:=[.G69]+([.$O$1]+[.$P$1]-[.F69]-[.E69])*24*(30*[.J69]*1.1^[.J69]+20)/1000" office:value-type="float" office:value="1129.42889680696">
            <text:p>1129,429</text:p>
          </table:table-cell>
          <table:table-cell table:style-name="ce48" table:formula="of:=[.H69]+([.$P$1]+[.$O$1]-[.F69]-[.E69])*24*(20*[.K69]*1.1^[.K69]+10)/1000" office:value-type="float" office:value="1086.02213768612">
            <text:p>1086,022</text:p>
          </table:table-cell>
          <table:table-cell table:style-name="ce54" table:formula="of:=[.I69]+([.$O$1]+[.$P$1]-[.F69]-[.E69])*24*(10*[.L69]*1.1^[.L69]*(1.28-0.002*[.M69])/1000)" office:value-type="float" office:value="1054.54488456356">
            <text:p>1054,54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к10</text:p>
          </table:table-cell>
          <table:table-cell/>
          <table:table-cell table:style-name="ce8" office:value-type="string">
            <text:p>4:16070:5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6M21S">
            <text:p>17:06:21</text:p>
          </table:table-cell>
          <table:table-cell office:value-type="float" office:value="583.823">
            <text:p>583,823</text:p>
          </table:table-cell>
          <table:table-cell table:style-name="ce23" office:value-type="float" office:value="468.712">
            <text:p>468,712</text:p>
          </table:table-cell>
          <table:table-cell table:style-name="ce23" office:value-type="float" office:value="362.554">
            <text:p>362,55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style-name="ce42" table:formula="of:=[.G70]+([.$O$1]+[.$P$1]-[.F70]-[.E70])*24*(30*[.J70]*1.1^[.J70]+20)/1000" office:value-type="float" office:value="604.786830612098">
            <text:p>604,787</text:p>
          </table:table-cell>
          <table:table-cell table:style-name="ce48" table:formula="of:=[.H70]+([.$P$1]+[.$O$1]-[.F70]-[.E70])*24*(20*[.K70]*1.1^[.K70]+10)/1000" office:value-type="float" office:value="482.42073985251">
            <text:p>482,421</text:p>
          </table:table-cell>
          <table:table-cell table:style-name="ce54" table:formula="of:=[.I70]+([.$O$1]+[.$P$1]-[.F70]-[.E70])*24*(10*[.L70]*1.1^[.L70]*(1.28-0.002*[.M70])/1000)" office:value-type="float" office:value="373.4580855074">
            <text:p>373,458</text:p>
          </table:table-cell>
          <table:table-cell table:number-columns-repeated="8"/>
        </table:table-row>
        <table:table-row table:style-name="ro1">
          <table:table-cell office:value-type="string">
            <text:p>к10</text:p>
          </table:table-cell>
          <table:table-cell/>
          <table:table-cell table:style-name="ce8" office:value-type="string">
            <text:p>4:16070:6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6M03S">
            <text:p>17:06:03</text:p>
          </table:table-cell>
          <table:table-cell table:style-name="ce34" office:value-type="float" office:value="3375.033">
            <text:p>3375,033</text:p>
          </table:table-cell>
          <table:table-cell table:number-columns-repeated="2" table:style-name="ce23" office:value-type="float" office:value="2250.022">
            <text:p>2250,022</text:p>
          </table:table-cell>
          <table:table-cell office:value-type="float" office:value="26">
            <text:p>26</text:p>
          </table:table-cell>
          <table:table-cell table:number-columns-repeated="2" office:value-type="float" office:value="23">
            <text:p>23</text:p>
          </table:table-cell>
          <table:table-cell/>
          <table:table-cell table:style-name="ce42" table:formula="of:=[.G71]+([.$O$1]+[.$P$1]-[.F71]-[.E71])*24*(30*[.J71]*1.1^[.J71]+20)/1000" office:value-type="float" office:value="4121.71687912771">
            <text:p>4121,717</text:p>
          </table:table-cell>
          <table:table-cell table:style-name="ce48" table:formula="of:=[.H71]+([.$P$1]+[.$O$1]-[.F71]-[.E71])*24*(20*[.K71]*1.1^[.K71]+10)/1000" office:value-type="float" office:value="2580.95623556985">
            <text:p>2580,956</text:p>
          </table:table-cell>
          <table:table-cell table:style-name="ce54" table:formula="of:=[.I71]+([.$O$1]+[.$P$1]-[.F71]-[.E71])*24*(10*[.L71]*1.1^[.L71]*(1.28-0.002*[.M71])/1000)" office:value-type="float" office:value="2461.30695609804">
            <text:p>2461,30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к10</text:p>
          </table:table-cell>
          <table:table-cell/>
          <table:table-cell table:style-name="ce8" office:value-type="string">
            <text:p>4:16070:7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5M47S">
            <text:p>17:05:47</text:p>
          </table:table-cell>
          <table:table-cell office:value-type="float" office:value="64.787">
            <text:p>64,787</text:p>
          </table:table-cell>
          <table:table-cell table:style-name="ce23" office:value-type="float" office:value="32.651">
            <text:p>32,651</text:p>
          </table:table-cell>
          <table:table-cell table:style-name="ce23" office:value-type="float" office:value="0">
            <text:p>0,0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42" table:formula="of:=[.G72]+([.$O$1]+[.$P$1]-[.F72]-[.E72])*24*(30*[.J72]*1.1^[.J72]+20)/1000" office:value-type="float" office:value="66.3900722222221">
            <text:p>66,390</text:p>
          </table:table-cell>
          <table:table-cell table:style-name="ce48" table:formula="of:=[.H72]+([.$P$1]+[.$O$1]-[.F72]-[.E72])*24*(20*[.K72]*1.1^[.K72]+10)/1000" office:value-type="float" office:value="33.4525361111111">
            <text:p>33,453</text:p>
          </table:table-cell>
          <table:table-cell table:style-name="ce54" table:formula="of:=[.I72]+([.$O$1]+[.$P$1]-[.F72]-[.E72])*24*(10*[.L72]*1.1^[.L72]*(1.28-0.002*[.M72])/1000)" office:value-type="float" office:value="0">
            <text:p>0,000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к10</text:p>
          </table:table-cell>
          <table:table-cell/>
          <table:table-cell table:style-name="ce8" office:value-type="string">
            <text:p>4:16070:8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5M34S">
            <text:p>17:05:34</text:p>
          </table:table-cell>
          <table:table-cell table:style-name="ce34" table:formula="of:=480.422-41.666" office:value-type="float" office:value="438.756">
            <text:p>438,756</text:p>
          </table:table-cell>
          <table:table-cell table:style-name="ce23" table:formula="of:=1000.01-41.666" office:value-type="float" office:value="958.344">
            <text:p>958,344</text:p>
          </table:table-cell>
          <table:table-cell table:style-name="ce23" table:formula="of:=1000.01-41.666" office:value-type="float" office:value="958.344">
            <text:p>958,344</text:p>
          </table:table-cell>
          <table:table-cell table:number-columns-repeated="2" office:value-type="float" office:value="22">
            <text:p>22</text:p>
          </table:table-cell>
          <table:table-cell office:value-type="float" office:value="20">
            <text:p>20</text:p>
          </table:table-cell>
          <table:table-cell/>
          <table:table-cell table:style-name="ce42" table:formula="of:=[.G73]+([.$O$1]+[.$P$1]-[.F73]-[.E73])*24*(30*[.J73]*1.1^[.J73]+20)/1000" office:value-type="float" office:value="871.010350403851">
            <text:p>871,010</text:p>
          </table:table-cell>
          <table:table-cell table:style-name="ce48" table:formula="of:=[.H73]+([.$P$1]+[.$O$1]-[.F73]-[.E73])*24*(20*[.K73]*1.1^[.K73]+10)/1000" office:value-type="float" office:value="1246.24637619516">
            <text:p>1246,246</text:p>
          </table:table-cell>
          <table:table-cell table:style-name="ce54" table:formula="of:=[.I73]+([.$O$1]+[.$P$1]-[.F73]-[.E73])*24*(10*[.L73]*1.1^[.L73]*(1.28-0.002*[.M73])/1000)" office:value-type="float" office:value="1096.39397336039">
            <text:p>1096,39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к10</text:p>
          </table:table-cell>
          <table:table-cell/>
          <table:table-cell table:style-name="ce8" office:value-type="string">
            <text:p>4:16070:9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5M22S">
            <text:p>17:05:22</text:p>
          </table:table-cell>
          <table:table-cell office:value-type="float" office:value="551.618">
            <text:p>551,618</text:p>
          </table:table-cell>
          <table:table-cell table:style-name="ce23" office:value-type="float" office:value="363.691">
            <text:p>363,691</text:p>
          </table:table-cell>
          <table:table-cell table:style-name="ce23" office:value-type="float" office:value="310.792">
            <text:p>310,792</text:p>
          </table:table-cell>
          <table:table-cell table:number-columns-repeated="3" office:value-type="float" office:value="5">
            <text:p>5</text:p>
          </table:table-cell>
          <table:table-cell/>
          <table:table-cell table:style-name="ce42" table:formula="of:=[.G74]+([.$O$1]+[.$P$1]-[.F74]-[.E74])*24*(30*[.J74]*1.1^[.J74]+20)/1000" office:value-type="float" office:value="572.58611756029">
            <text:p>572,586</text:p>
          </table:table-cell>
          <table:table-cell table:style-name="ce48" table:formula="of:=[.H74]+([.$P$1]+[.$O$1]-[.F74]-[.E74])*24*(20*[.K74]*1.1^[.K74]+10)/1000" office:value-type="float" office:value="377.402543188341">
            <text:p>377,403</text:p>
          </table:table-cell>
          <table:table-cell table:style-name="ce54" table:formula="of:=[.I74]+([.$O$1]+[.$P$1]-[.F74]-[.E74])*24*(10*[.L74]*1.1^[.L74]*(1.28-0.002*[.M74])/1000)" office:value-type="float" office:value="319.054360084982">
            <text:p>319,05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к10</text:p>
          </table:table-cell>
          <table:table-cell office:value-type="string">
            <text:p>Фотонка:1</text:p>
          </table:table-cell>
          <table:table-cell table:style-name="ce8" office:value-type="string">
            <text:p>4:16070:10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5M11S">
            <text:p>17:05:11</text:p>
          </table:table-cell>
          <table:table-cell office:value-type="float" office:value="7593.825">
            <text:p>7593,825</text:p>
          </table:table-cell>
          <table:table-cell table:style-name="ce23" office:value-type="float" office:value="7593.825">
            <text:p>7593,825</text:p>
          </table:table-cell>
          <table:table-cell table:style-name="ce23" office:value-type="float" office:value="2871.761">
            <text:p>2871,761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style-name="ce40"/>
          <table:table-cell table:style-name="ce42" table:formula="of:=[.G75]+([.$O$1]+[.$P$1]-[.F75]-[.E75])*24*(30*[.J75]*1.1^[.J75]+20)/1000" office:value-type="float" office:value="8090.71663262495">
            <text:p>8090,717</text:p>
          </table:table-cell>
          <table:table-cell table:style-name="ce48" table:formula="of:=[.H75]+([.$P$1]+[.$O$1]-[.F75]-[.E75])*24*(20*[.K75]*1.1^[.K75]+10)/1000" office:value-type="float" office:value="8028.90121298596">
            <text:p>8028,901</text:p>
          </table:table-cell>
          <table:table-cell table:style-name="ce54" table:formula="of:=[.I75]+([.$O$1]+[.$P$1]-[.F75]-[.E75])*24*(10*[.L75]*1.1^[.L75]*(1.28-0.002*[.M75])/1000)" office:value-type="float" office:value="3055.52015980159">
            <text:p>3055,520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к10</text:p>
          </table:table-cell>
          <table:table-cell/>
          <table:table-cell table:style-name="ce8" office:value-type="string">
            <text:p>4:16070:12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4M59S">
            <text:p>17:04:59</text:p>
          </table:table-cell>
          <table:table-cell office:value-type="float" office:value="4180.091">
            <text:p>4180,091</text:p>
          </table:table-cell>
          <table:table-cell table:style-name="ce23" office:value-type="float" office:value="596.221">
            <text:p>596,221</text:p>
          </table:table-cell>
          <table:table-cell table:style-name="ce23" office:value-type="float" office:value="550.037">
            <text:p>550,037</text:p>
          </table:table-cell>
          <table:table-cell office:value-type="float" office:value="23">
            <text:p>23</text:p>
          </table:table-cell>
          <table:table-cell table:number-columns-repeated="2" office:value-type="float" office:value="20">
            <text:p>20</text:p>
          </table:table-cell>
          <table:table-cell table:style-name="ce40"/>
          <table:table-cell table:style-name="ce42" table:formula="of:=[.G76]+([.$O$1]+[.$P$1]-[.F76]-[.E76])*24*(30*[.J76]*1.1^[.J76]+20)/1000" office:value-type="float" office:value="4677.00329418771">
            <text:p>4677,003</text:p>
          </table:table-cell>
          <table:table-cell table:style-name="ce48" table:formula="of:=[.H76]+([.$P$1]+[.$O$1]-[.F76]-[.E76])*24*(20*[.K76]*1.1^[.K76]+10)/1000" office:value-type="float" office:value="812.751915319865">
            <text:p>812,752</text:p>
          </table:table-cell>
          <table:table-cell table:style-name="ce54" table:formula="of:=[.I76]+([.$O$1]+[.$P$1]-[.F76]-[.E76])*24*(10*[.L76]*1.1^[.L76]*(1.28-0.002*[.M76])/1000)" office:value-type="float" office:value="688.103717360268">
            <text:p>688,104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string">
            <text:p>к10</text:p>
          </table:table-cell>
          <table:table-cell/>
          <table:table-cell table:style-name="ce8" office:value-type="string">
            <text:p>4:16070:13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4M48S">
            <text:p>17:04:48</text:p>
          </table:table-cell>
          <table:table-cell office:value-type="float" office:value="367.663">
            <text:p>367,663</text:p>
          </table:table-cell>
          <table:table-cell table:style-name="ce23" office:value-type="float" office:value="324.18">
            <text:p>324,180</text:p>
          </table:table-cell>
          <table:table-cell office:value-type="float" office:value="173.345">
            <text:p>173,345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42" table:formula="of:=[.G77]+([.$O$1]+[.$P$1]-[.F77]-[.E77])*24*(30*[.J77]*1.1^[.J77]+20)/1000" office:value-type="float" office:value="375.086741999998">
            <text:p>375,087</text:p>
          </table:table-cell>
          <table:table-cell table:style-name="ce48" table:formula="of:=[.H77]+([.$P$1]+[.$O$1]-[.F77]-[.E77])*24*(20*[.K77]*1.1^[.K77]+10)/1000" office:value-type="float" office:value="328.861927999999">
            <text:p>328,862</text:p>
          </table:table-cell>
          <table:table-cell table:style-name="ce54" table:formula="of:=[.I77]+([.$O$1]+[.$P$1]-[.F77]-[.E77])*24*(10*[.L77]*1.1^[.L77]*(1.28-0.002*[.M77])/1000)" office:value-type="float" office:value="175.82834592">
            <text:p>175,828</text:p>
          </table:table-cell>
          <table:table-cell table:number-columns-repeated="8"/>
        </table:table-row>
        <table:table-row table:style-name="ro2" table:number-rows-repeated="10"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table:number-columns-repeated="4"/>
          <table:table-cell office:value-type="date" office:date-value="2017-02-08">
            <text:p>08.02.17</text:p>
          </table:table-cell>
          <table:table-cell table:number-columns-repeated="2" table:style-name="Default"/>
          <table:table-cell table:number-columns-repeated="6"/>
          <table:table-cell table:style-name="ce42" table:formula="of:=[.G88]+([.$O$1]+[.$P$1]-[.F88]-[.E88])*24*(30*[.J88]*1.1^[.J88]+20)/1000" office:value-type="float" office:value="1.94500000000116">
            <text:p>1,945</text:p>
          </table:table-cell>
          <table:table-cell table:style-name="ce48" table:formula="of:=[.H88]+([.$P$1]+[.$O$1]-[.F88]-[.E88])*24*(20*[.K88]*1.1^[.K88]+10)/1000" office:value-type="float" office:value="0.972500000000582">
            <text:p>0,973</text:p>
          </table:table-cell>
          <table:table-cell table:style-name="ce54" table:formula="of:=[.I88]+([.$O$1]+[.$P$1]-[.F88]-[.E88])*24*(10*[.L88]*1.1^[.L88]*(1.28-0.002*[.M88])/1000)" office:value-type="float" office:value="0">
            <text:p>0,0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8"/>
          <table:table-cell/>
          <table:table-cell office:value-type="date" office:date-value="2017-02-08">
            <text:p>08.02.17</text:p>
          </table:table-cell>
          <table:table-cell table:number-columns-repeated="2"/>
          <table:table-cell table:style-name="ce23"/>
          <table:table-cell table:number-columns-repeated="5"/>
          <table:table-cell table:style-name="ce42" table:formula="of:=[.G89]+([.$O$1]+[.$P$1]-[.F89]-[.E89])*24*(30*[.J89]*1.1^[.J89]+20)/1000" office:value-type="float" office:value="1.94500000000116">
            <text:p>1,945</text:p>
          </table:table-cell>
          <table:table-cell table:style-name="ce48" table:formula="of:=[.H89]+([.$P$1]+[.$O$1]-[.F89]-[.E89])*24*(20*[.K89]*1.1^[.K89]+10)/1000" office:value-type="float" office:value="0.972500000000582">
            <text:p>0,973</text:p>
          </table:table-cell>
          <table:table-cell table:style-name="ce54" table:formula="of:=[.I89]+([.$O$1]+[.$P$1]-[.F89]-[.E89])*24*(10*[.L89]*1.1^[.L89]*(1.28-0.002*[.M89])/1000)" office:value-type="float" office:value="0">
            <text:p>0,00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date" office:date-value="2017-02-08">
            <text:p>08.02.17</text:p>
          </table:table-cell>
          <table:table-cell table:style-name="ce23"/>
          <table:table-cell table:number-columns-repeated="7"/>
          <table:table-cell table:style-name="ce42" table:formula="of:=[.G90]+([.$O$1]+[.$P$1]-[.F90]-[.E90])*24*(30*[.J90]*1.1^[.J90]+20)/1000" office:value-type="float" office:value="1.94500000000116">
            <text:p>1,945</text:p>
          </table:table-cell>
          <table:table-cell table:style-name="ce48" table:formula="of:=[.H90]+([.$P$1]+[.$O$1]-[.F90]-[.E90])*24*(20*[.K90]*1.1^[.K90]+10)/1000" office:value-type="float" office:value="0.972500000000582">
            <text:p>0,973</text:p>
          </table:table-cell>
          <table:table-cell table:style-name="ce54" table:formula="of:=[.I90]+([.$O$1]+[.$P$1]-[.F90]-[.E90])*24*(10*[.L90]*1.1^[.L90]*(1.28-0.002*[.M90])/1000)" office:value-type="float" office:value="0">
            <text:p>0,00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date" office:date-value="2017-02-08">
            <text:p>08.02.17</text:p>
          </table:table-cell>
          <table:table-cell table:style-name="ce23"/>
          <table:table-cell table:number-columns-repeated="7"/>
          <table:table-cell table:style-name="ce42" table:formula="of:=[.G91]+([.$O$1]+[.$P$1]-[.F91]-[.E91])*24*(30*[.J91]*1.1^[.J91]+20)/1000" office:value-type="float" office:value="1.94500000000116">
            <text:p>1,945</text:p>
          </table:table-cell>
          <table:table-cell table:style-name="ce48" table:formula="of:=[.H91]+([.$P$1]+[.$O$1]-[.F91]-[.E91])*24*(20*[.K91]*1.1^[.K91]+10)/1000" office:value-type="float" office:value="0.972500000000582">
            <text:p>0,973</text:p>
          </table:table-cell>
          <table:table-cell table:style-name="ce54" table:formula="of:=[.I91]+([.$O$1]+[.$P$1]-[.F91]-[.E91])*24*(10*[.L91]*1.1^[.L91]*(1.28-0.002*[.M91])/1000)" office:value-type="float" office:value="0">
            <text:p>0,00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date" office:date-value="2017-02-08">
            <text:p>08.02.17</text:p>
          </table:table-cell>
          <table:table-cell table:style-name="ce23"/>
          <table:table-cell table:number-columns-repeated="7"/>
          <table:table-cell table:style-name="ce42" table:formula="of:=[.G92]+([.$O$1]+[.$P$1]-[.F92]-[.E92])*24*(30*[.J92]*1.1^[.J92]+20)/1000" office:value-type="float" office:value="1.94500000000116">
            <text:p>1,945</text:p>
          </table:table-cell>
          <table:table-cell table:style-name="ce48" table:formula="of:=[.H92]+([.$P$1]+[.$O$1]-[.F92]-[.E92])*24*(20*[.K92]*1.1^[.K92]+10)/1000" office:value-type="float" office:value="0.972500000000582">
            <text:p>0,973</text:p>
          </table:table-cell>
          <table:table-cell table:style-name="ce54" table:formula="of:=[.I92]+([.$O$1]+[.$P$1]-[.F92]-[.E92])*24*(10*[.L92]*1.1^[.L92]*(1.28-0.002*[.M92])/1000)" office:value-type="float" office:value="0">
            <text:p>0,00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date" office:date-value="2017-02-08">
            <text:p>08.02.17</text:p>
          </table:table-cell>
          <table:table-cell table:style-name="ce23"/>
          <table:table-cell table:number-columns-repeated="7"/>
          <table:table-cell table:style-name="ce42" table:formula="of:=[.G93]+([.$O$1]+[.$P$1]-[.F93]-[.E93])*24*(30*[.J93]*1.1^[.J93]+20)/1000" office:value-type="float" office:value="1.94500000000116">
            <text:p>1,945</text:p>
          </table:table-cell>
          <table:table-cell table:style-name="ce48" table:formula="of:=[.H93]+([.$P$1]+[.$O$1]-[.F93]-[.E93])*24*(20*[.K93]*1.1^[.K93]+10)/1000" office:value-type="float" office:value="0.972500000000582">
            <text:p>0,973</text:p>
          </table:table-cell>
          <table:table-cell table:style-name="ce54" table:formula="of:=[.I93]+([.$O$1]+[.$P$1]-[.F93]-[.E93])*24*(10*[.L93]*1.1^[.L93]*(1.28-0.002*[.M93])/1000)" office:value-type="float" office:value="0">
            <text:p>0,00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date" office:date-value="2017-02-08">
            <text:p>08.02.17</text:p>
          </table:table-cell>
          <table:table-cell table:style-name="ce23"/>
          <table:table-cell table:number-columns-repeated="7"/>
          <table:table-cell table:style-name="ce42" table:formula="of:=[.G94]+([.$O$1]+[.$P$1]-[.F94]-[.E94])*24*(30*[.J94]*1.1^[.J94]+20)/1000" office:value-type="float" office:value="1.94500000000116">
            <text:p>1,945</text:p>
          </table:table-cell>
          <table:table-cell table:style-name="ce48" table:formula="of:=[.H94]+([.$P$1]+[.$O$1]-[.F94]-[.E94])*24*(20*[.K94]*1.1^[.K94]+10)/1000" office:value-type="float" office:value="0.972500000000582">
            <text:p>0,973</text:p>
          </table:table-cell>
          <table:table-cell table:style-name="ce54" table:formula="of:=[.I94]+([.$O$1]+[.$P$1]-[.F94]-[.E94])*24*(10*[.L94]*1.1^[.L94]*(1.28-0.002*[.M94])/1000)" office:value-type="float" office:value="0">
            <text:p>0,00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date" office:date-value="2017-02-08">
            <text:p>08.02.17</text:p>
          </table:table-cell>
          <table:table-cell table:style-name="ce23"/>
          <table:table-cell table:number-columns-repeated="7"/>
          <table:table-cell table:style-name="ce42" table:formula="of:=[.G95]+([.$O$1]+[.$P$1]-[.F95]-[.E95])*24*(30*[.J95]*1.1^[.J95]+20)/1000" office:value-type="float" office:value="1.94500000000116">
            <text:p>1,945</text:p>
          </table:table-cell>
          <table:table-cell table:style-name="ce48" table:formula="of:=[.H95]+([.$P$1]+[.$O$1]-[.F95]-[.E95])*24*(20*[.K95]*1.1^[.K95]+10)/1000" office:value-type="float" office:value="0.972500000000582">
            <text:p>0,973</text:p>
          </table:table-cell>
          <table:table-cell table:style-name="ce54" table:formula="of:=[.I95]+([.$O$1]+[.$P$1]-[.F95]-[.E95])*24*(10*[.L95]*1.1^[.L95]*(1.28-0.002*[.M95])/1000)" office:value-type="float" office:value="0">
            <text:p>0,000</text:p>
          </table:table-cell>
          <table:table-cell table:number-columns-repeated="8"/>
        </table:table-row>
        <table:table-row table:style-name="ro2">
          <table:table-cell table:number-columns-repeated="4"/>
          <table:table-cell office:value-type="date" office:date-value="2017-02-08">
            <text:p>08.02.17</text:p>
          </table:table-cell>
          <table:table-cell table:style-name="ce23"/>
          <table:table-cell table:number-columns-repeated="18"/>
        </table:table-row>
        <table:table-row table:style-name="ro2">
          <table:table-cell table:number-columns-repeated="4"/>
          <table:table-cell office:value-type="date" office:date-value="2017-02-08">
            <text:p>08.02.17</text:p>
          </table:table-cell>
          <table:table-cell table:style-name="ce23"/>
          <table:table-cell table:number-columns-repeated="18"/>
        </table:table-row>
        <table:table-row table:style-name="ro2">
          <table:table-cell table:number-columns-repeated="4"/>
          <table:table-cell office:value-type="date" office:date-value="2017-02-08">
            <text:p>08.02.17</text:p>
          </table:table-cell>
          <table:table-cell table:style-name="ce23"/>
          <table:table-cell table:number-columns-repeated="18"/>
        </table:table-row>
        <table:table-row table:style-name="ro2">
          <table:table-cell table:number-columns-repeated="4"/>
          <table:table-cell office:value-type="date" office:date-value="2017-02-08">
            <text:p>08.02.17</text:p>
          </table:table-cell>
          <table:table-cell table:style-name="ce23"/>
          <table:table-cell table:number-columns-repeated="18"/>
        </table:table-row>
        <table:table-row table:style-name="ro2">
          <table:table-cell table:number-columns-repeated="4"/>
          <table:table-cell office:value-type="date" office:date-value="2017-02-08">
            <text:p>08.02.17</text:p>
          </table:table-cell>
          <table:table-cell table:style-name="ce23"/>
          <table:table-cell table:number-columns-repeated="18"/>
        </table:table-row>
        <table:table-row table:style-name="ro2">
          <table:table-cell table:number-columns-repeated="4"/>
          <table:table-cell office:value-type="date" office:date-value="2017-02-08">
            <text:p>08.02.17</text:p>
          </table:table-cell>
          <table:table-cell table:style-name="ce23"/>
          <table:table-cell table:number-columns-repeated="18"/>
        </table:table-row>
        <table:table-row table:style-name="ro2">
          <table:table-cell table:number-columns-repeated="4"/>
          <table:table-cell office:value-type="date" office:date-value="2017-02-08">
            <text:p>08.02.17</text:p>
          </table:table-cell>
          <table:table-cell table:style-name="ce23"/>
          <table:table-cell table:number-columns-repeated="18"/>
        </table:table-row>
        <table:table-row table:style-name="ro2">
          <table:table-cell table:number-columns-repeated="4"/>
          <table:table-cell office:value-type="date" office:date-value="2017-02-08">
            <text:p>08.02.17</text:p>
          </table:table-cell>
          <table:table-cell table:style-name="ce23"/>
          <table:table-cell table:number-columns-repeated="18"/>
        </table:table-row>
        <table:table-row table:style-name="ro2">
          <table:table-cell table:number-columns-repeated="4"/>
          <table:table-cell office:value-type="date" office:date-value="2017-02-08">
            <text:p>08.02.17</text:p>
          </table:table-cell>
          <table:table-cell table:style-name="ce23"/>
          <table:table-cell table:number-columns-repeated="18"/>
        </table:table-row>
        <table:table-row table:style-name="ro2" table:number-rows-repeated="31">
          <table:table-cell table:number-columns-repeated="4"/>
          <table:table-cell table:style-name="ce23" table:number-columns-repeated="2"/>
          <table:table-cell table:number-columns-repeated="18"/>
        </table:table-row>
        <table:table-row table:style-name="ro2" table:number-rows-repeated="25">
          <table:table-cell table:number-columns-repeated="4"/>
          <table:table-cell table:style-name="Default" table:number-columns-repeated="3"/>
          <table:table-cell table:number-columns-repeated="17"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17"/>
        </table:table-row>
      </table:table>
      <table:table table:name="увозимое" table:style-name="ta1" table:print="false">
        <table:table-column table:style-name="co13" table:number-columns-repeated="5" table:default-cell-style-name="Default"/>
        <table:table-row table:style-name="ro1">
          <table:table-cell/>
          <table:table-cell office:value-type="string">
            <text:p>тотал</text:p>
          </table:table-cell>
          <table:table-cell office:value-type="string">
            <text:p>т</text:p>
          </table:table-cell>
          <table:table-cell office:value-type="string">
            <text:p>к</text:p>
          </table:table-cell>
          <table:table-cell office:value-type="string">
            <text:p>а</text:p>
          </table:table-cell>
        </table:table-row>
        <table:table-row table:style-name="ro1">
          <table:table-cell/>
          <table:table-cell office:value-type="float" office:value="2500">
            <text:p>2500</text:p>
          </table:table-cell>
          <table:table-cell table:style-name="ce71" office:value-type="float" office:value="1496.76641960765">
            <text:p>1496,766</text:p>
          </table:table-cell>
          <table:table-cell table:style-name="ce72" office:value-type="float" office:value="2211.09481861248">
            <text:p>2211,095</text:p>
          </table:table-cell>
          <table:table-cell table:style-name="ce73" office:value-type="float" office:value="1212.78212853664">
            <text:p>1212,782</text:p>
          </table:table-cell>
        </table:table-row>
        <table:table-row table:style-name="ro2">
          <table:table-cell office:value-type="string">
            <text:p>1 этап</text:p>
          </table:table-cell>
          <table:table-cell/>
          <table:table-cell table:formula="of:=MIN([.B2]/3;[.C2]/2)" office:value-type="float" office:value="748.383209803824">
            <text:p>748,3832098038</text:p>
          </table:table-cell>
          <table:table-cell table:formula="of:=MIN(([.B2]-[.C3])/2;[.D2]/2)" office:value-type="float" office:value="875.808395098088">
            <text:p>875,8083950981</text:p>
          </table:table-cell>
          <table:table-cell table:formula="of:=MIN(([.B2]-[.D3]-[.C3])/2;[.E2]/2)" office:value-type="float" office:value="437.904197549044">
            <text:p>437,904197549</text:p>
          </table:table-cell>
        </table:table-row>
        <table:table-row table:style-name="ro2">
          <table:table-cell office:value-type="string">
            <text:p>2этап</text:p>
          </table:table-cell>
          <table:table-cell/>
          <table:table-cell table:formula="of:=MIN(([.B2]-[.C3]-[.D3]-[.E3])/2;[.C2]/2-[.C3])" office:value-type="float" office:value="0">
            <text:p>0</text:p>
          </table:table-cell>
          <table:table-cell table:formula="of:=MIN(([.B2]-[.C3]-[.D3]-[.E3]-[.C4]);[.D2]/2-[.D3])" office:value-type="float" office:value="229.739014208154">
            <text:p>229,7390142082</text:p>
          </table:table-cell>
          <table:table-cell/>
        </table:table-row>
        <table:table-row table:style-name="ro2">
          <table:table-cell office:value-type="string">
            <text:p>итого</text:p>
          </table:table-cell>
          <table:table-cell table:formula="of:=[.C5]+[.D5]+[.E5]" office:value-type="float" office:value="2291.83481665911">
            <text:p>2291,8348166591</text:p>
          </table:table-cell>
          <table:table-cell table:formula="of:=[.C4]+[.C3]" office:value-type="float" office:value="748.383209803824">
            <text:p>748,3832098038</text:p>
          </table:table-cell>
          <table:table-cell table:formula="of:=[.D4]+[.D3]" office:value-type="float" office:value="1105.54740930624">
            <text:p>1105,5474093063</text:p>
          </table:table-cell>
          <table:table-cell table:formula="of:=[.E3]" office:value-type="float" office:value="437.904197549044">
            <text:p>437,904197549</text:p>
          </table:table-cell>
        </table:table-row>
        <table:table-row table:style-name="ro2">
          <table:table-cell office:value-type="string">
            <text:p>остаток</text:p>
          </table:table-cell>
          <table:table-cell table:formula="of:=[.B2]-[.B5]" office:value-type="float" office:value="208.16518334089">
            <text:p>208,1651833409</text:p>
          </table:table-cell>
          <table:table-cell table:formula="of:=[.C2]/2-[.C5]" office:value-type="float" office:value="0">
            <text:p>0</text:p>
          </table:table-cell>
          <table:table-cell table:formula="of:=[.D2]/2-[.D5]" office:value-type="float" office:value="0">
            <text:p>0</text:p>
          </table:table-cell>
          <table:table-cell table:formula="of:=[.E2]/2-[.E5]" office:value-type="float" office:value="168.486866719277">
            <text:p>168,4868667193</text:p>
          </table:table-cell>
        </table:table-row>
      </table:table>
      <table:table table:name="Лист3" table:style-name="ta1" table:print="false">
        <table:table-column table:style-name="co1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14">
      <number:number number:decimal-places="3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5">
      <number:number number:decimal-places="1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красный" style:family="table-cell" style:parent-style-name="Default">
      <style:table-cell-properties fo:background-color="#ff3333"/>
    </style:style>
    <style:style style:name="зеленый" style:family="table-cell" style:parent-style-name="Default" style:data-style-name="N114">
      <style:table-cell-properties fo:background-color="#00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12.02.2017</text:date>, <text:time>03:13:2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el Us</meta:initial-creator>
    <meta:creation-date>2017-02-08T14:19:56.39</meta:creation-date>
    <dc:date>2017-02-12T03:13:20.58</dc:date>
    <dc:creator>Feel Us</dc:creator>
    <meta:editing-duration>PT18H12M37S</meta:editing-duration>
    <meta:editing-cycles>16</meta:editing-cycles>
    <meta:generator>OpenOffice/4.1.2$Win32 OpenOffice.org_project/412m3$Build-9782</meta:generator>
    <meta:document-statistic meta:table-count="3" meta:cell-count="1391" meta:object-count="0"/>
  </office:meta>
</office:document-meta>
</file>